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1.44pt"/>
    </style:style>
    <style:style style:name="co2" style:family="table-column">
      <style:table-column-properties fo:break-before="auto" style:column-width="38.35pt"/>
    </style:style>
    <style:style style:name="co3" style:family="table-column">
      <style:table-column-properties fo:break-before="auto" style:column-width="62.45pt"/>
    </style:style>
    <style:style style:name="co4" style:family="table-column">
      <style:table-column-properties fo:break-before="auto" style:column-width="49.49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54.45pt"/>
    </style:style>
    <style:style style:name="co7" style:family="table-column">
      <style:table-column-properties fo:break-before="auto" style:column-width="43.9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T_Line1-6.09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: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U:2</text:p>
          </table:table-cell>
          <table:table-cell office:value-type="string" calcext:value-type="string">
            <text:p>vtkValidPointMask</text:p>
          </table:table-cell>
          <table:table-cell office:value-type="string" calcext:value-type="string">
            <text:p>arc_length</text:p>
          </table:table-cell>
          <table:table-cell office:value-type="string" calcext:value-type="string">
            <text:p>Points:0</text:p>
          </table:table-cell>
          <table:table-cell office:value-type="string" calcext:value-type="string">
            <text:p>x/D</text:p>
          </table:table-cell>
          <table:table-cell office:value-type="string" calcext:value-type="string">
            <text:p>Points:1</text:p>
          </table:table-cell>
          <table:table-cell office:value-type="string" calcext:value-type="string">
            <text:p>Points:2</text:p>
          </table:table-cell>
        </table:table-row>
        <table:table-row table:style-name="ro1">
          <table:table-cell office:value-type="float" office:value="4.6157" calcext:value-type="float">
            <text:p>4.6157</text:p>
          </table:table-cell>
          <table:table-cell office:value-type="float" office:value="9.7334" calcext:value-type="float">
            <text:p>9.7334</text:p>
          </table:table-cell>
          <table:table-cell table:formula="of:=[.B2]/[.$B$2]" office:value-type="float" office:value="1" calcext:value-type="float">
            <text:p>1</text:p>
          </table:table-cell>
          <table:table-cell office:value-type="float" office:value="-0.000078739" calcext:value-type="float">
            <text:p>-7.8739E-05</text:p>
          </table:table-cell>
          <table:table-cell office:value-type="float" office:value="0.20432" calcext:value-type="float">
            <text:p>0.20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8" calcext:value-type="float">
            <text:p>7.68</text:p>
          </table:table-cell>
          <table:table-cell table:formula="of:=([.H2]-12)/4.5" office:value-type="float" office:value="-0.96" calcext:value-type="float">
            <text:p>-0.9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7217" calcext:value-type="float">
            <text:p>4.7217</text:p>
          </table:table-cell>
          <table:table-cell office:value-type="float" office:value="9.7218" calcext:value-type="float">
            <text:p>9.7218</text:p>
          </table:table-cell>
          <table:table-cell table:formula="of:=[.B3]/[.$B$2]" office:value-type="float" office:value="0.998808227340909" calcext:value-type="float">
            <text:p>0.998808227340909</text:p>
          </table:table-cell>
          <table:table-cell office:value-type="float" office:value="-0.00010119" calcext:value-type="float">
            <text:p>-0.00010119</text:p>
          </table:table-cell>
          <table:table-cell office:value-type="float" office:value="0.21169" calcext:value-type="float">
            <text:p>0.21169</text:p>
          </table:table-cell>
          <table:table-cell office:value-type="float" office:value="1" calcext:value-type="float">
            <text:p>1</text:p>
          </table:table-cell>
          <table:table-cell office:value-type="float" office:value="0.10035" calcext:value-type="float">
            <text:p>0.10035</text:p>
          </table:table-cell>
          <table:table-cell office:value-type="float" office:value="7.7804" calcext:value-type="float">
            <text:p>7.7804</text:p>
          </table:table-cell>
          <table:table-cell table:formula="of:=([.H3]-12)/4.5" office:value-type="float" office:value="-0.937688888888889" calcext:value-type="float">
            <text:p>-0.9376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8493" calcext:value-type="float">
            <text:p>4.8493</text:p>
          </table:table-cell>
          <table:table-cell office:value-type="float" office:value="9.7079" calcext:value-type="float">
            <text:p>9.7079</text:p>
          </table:table-cell>
          <table:table-cell table:formula="of:=[.B4]/[.$B$2]" office:value-type="float" office:value="0.997380154930446" calcext:value-type="float">
            <text:p>0.997380154930446</text:p>
          </table:table-cell>
          <table:table-cell office:value-type="float" office:value="-0.00013937" calcext:value-type="float">
            <text:p>-0.00013937</text:p>
          </table:table-cell>
          <table:table-cell office:value-type="float" office:value="0.22018" calcext:value-type="float">
            <text:p>0.22018</text:p>
          </table:table-cell>
          <table:table-cell office:value-type="float" office:value="1" calcext:value-type="float">
            <text:p>1</text:p>
          </table:table-cell>
          <table:table-cell office:value-type="float" office:value="0.2007" calcext:value-type="float">
            <text:p>0.2007</text:p>
          </table:table-cell>
          <table:table-cell office:value-type="float" office:value="7.8807" calcext:value-type="float">
            <text:p>7.8807</text:p>
          </table:table-cell>
          <table:table-cell table:formula="of:=([.H4]-12)/4.5" office:value-type="float" office:value="-0.9154" calcext:value-type="float">
            <text:p>-0.915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9769" calcext:value-type="float">
            <text:p>4.9769</text:p>
          </table:table-cell>
          <table:table-cell office:value-type="float" office:value="9.694" calcext:value-type="float">
            <text:p>9.694</text:p>
          </table:table-cell>
          <table:table-cell table:formula="of:=[.B5]/[.$B$2]" office:value-type="float" office:value="0.995952082519983" calcext:value-type="float">
            <text:p>0.995952082519983</text:p>
          </table:table-cell>
          <table:table-cell office:value-type="float" office:value="-0.00017755" calcext:value-type="float">
            <text:p>-0.00017755</text:p>
          </table:table-cell>
          <table:table-cell office:value-type="float" office:value="0.22867" calcext:value-type="float">
            <text:p>0.22867</text:p>
          </table:table-cell>
          <table:table-cell office:value-type="float" office:value="1" calcext:value-type="float">
            <text:p>1</text:p>
          </table:table-cell>
          <table:table-cell office:value-type="float" office:value="0.30105" calcext:value-type="float">
            <text:p>0.30105</text:p>
          </table:table-cell>
          <table:table-cell office:value-type="float" office:value="7.9811" calcext:value-type="float">
            <text:p>7.9811</text:p>
          </table:table-cell>
          <table:table-cell table:formula="of:=([.H5]-12)/4.5" office:value-type="float" office:value="-0.893088888888889" calcext:value-type="float">
            <text:p>-0.893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1034" calcext:value-type="float">
            <text:p>5.1034</text:p>
          </table:table-cell>
          <table:table-cell office:value-type="float" office:value="9.6802" calcext:value-type="float">
            <text:p>9.6802</text:p>
          </table:table-cell>
          <table:table-cell table:formula="of:=[.B6]/[.$B$2]" office:value-type="float" office:value="0.994534284011753" calcext:value-type="float">
            <text:p>0.994534284011753</text:p>
          </table:table-cell>
          <table:table-cell office:value-type="float" office:value="-0.00021605" calcext:value-type="float">
            <text:p>-0.00021605</text:p>
          </table:table-cell>
          <table:table-cell office:value-type="float" office:value="0.23723" calcext:value-type="float">
            <text:p>0.23723</text:p>
          </table:table-cell>
          <table:table-cell office:value-type="float" office:value="1" calcext:value-type="float">
            <text:p>1</text:p>
          </table:table-cell>
          <table:table-cell office:value-type="float" office:value="0.4014" calcext:value-type="float">
            <text:p>0.4014</text:p>
          </table:table-cell>
          <table:table-cell office:value-type="float" office:value="8.0814" calcext:value-type="float">
            <text:p>8.0814</text:p>
          </table:table-cell>
          <table:table-cell table:formula="of:=([.H6]-12)/4.5" office:value-type="float" office:value="-0.8708" calcext:value-type="float">
            <text:p>-0.870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2454" calcext:value-type="float">
            <text:p>5.2454</text:p>
          </table:table-cell>
          <table:table-cell office:value-type="float" office:value="9.6649" calcext:value-type="float">
            <text:p>9.6649</text:p>
          </table:table-cell>
          <table:table-cell table:formula="of:=[.B7]/[.$B$2]" office:value-type="float" office:value="0.992962376970021" calcext:value-type="float">
            <text:p>0.992962376970021</text:p>
          </table:table-cell>
          <table:table-cell office:value-type="float" office:value="-0.00027632" calcext:value-type="float">
            <text:p>-0.00027632</text:p>
          </table:table-cell>
          <table:table-cell office:value-type="float" office:value="0.2471" calcext:value-type="float">
            <text:p>0.2471</text:p>
          </table:table-cell>
          <table:table-cell office:value-type="float" office:value="1" calcext:value-type="float">
            <text:p>1</text:p>
          </table:table-cell>
          <table:table-cell office:value-type="float" office:value="0.50175" calcext:value-type="float">
            <text:p>0.50175</text:p>
          </table:table-cell>
          <table:table-cell office:value-type="float" office:value="8.1818" calcext:value-type="float">
            <text:p>8.1818</text:p>
          </table:table-cell>
          <table:table-cell table:formula="of:=([.H7]-12)/4.5" office:value-type="float" office:value="-0.848488888888889" calcext:value-type="float">
            <text:p>-0.8484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396" calcext:value-type="float">
            <text:p>5.396</text:p>
          </table:table-cell>
          <table:table-cell office:value-type="float" office:value="9.6485" calcext:value-type="float">
            <text:p>9.6485</text:p>
          </table:table-cell>
          <table:table-cell table:formula="of:=[.B8]/[.$B$2]" office:value-type="float" office:value="0.991277457003719" calcext:value-type="float">
            <text:p>0.991277457003719</text:p>
          </table:table-cell>
          <table:table-cell office:value-type="float" office:value="-0.00034342" calcext:value-type="float">
            <text:p>-0.00034342</text:p>
          </table:table-cell>
          <table:table-cell office:value-type="float" office:value="0.25726" calcext:value-type="float">
            <text:p>0.25726</text:p>
          </table:table-cell>
          <table:table-cell office:value-type="float" office:value="1" calcext:value-type="float">
            <text:p>1</text:p>
          </table:table-cell>
          <table:table-cell office:value-type="float" office:value="0.6021" calcext:value-type="float">
            <text:p>0.6021</text:p>
          </table:table-cell>
          <table:table-cell office:value-type="float" office:value="8.2821" calcext:value-type="float">
            <text:p>8.2821</text:p>
          </table:table-cell>
          <table:table-cell table:formula="of:=([.H8]-12)/4.5" office:value-type="float" office:value="-0.8262" calcext:value-type="float">
            <text:p>-0.826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5466" calcext:value-type="float">
            <text:p>5.5466</text:p>
          </table:table-cell>
          <table:table-cell office:value-type="float" office:value="9.6322" calcext:value-type="float">
            <text:p>9.6322</text:p>
          </table:table-cell>
          <table:table-cell table:formula="of:=[.B9]/[.$B$2]" office:value-type="float" office:value="0.989602810939651" calcext:value-type="float">
            <text:p>0.989602810939651</text:p>
          </table:table-cell>
          <table:table-cell office:value-type="float" office:value="-0.00041051" calcext:value-type="float">
            <text:p>-0.00041051</text:p>
          </table:table-cell>
          <table:table-cell office:value-type="float" office:value="0.26743" calcext:value-type="float">
            <text:p>0.26743</text:p>
          </table:table-cell>
          <table:table-cell office:value-type="float" office:value="1" calcext:value-type="float">
            <text:p>1</text:p>
          </table:table-cell>
          <table:table-cell office:value-type="float" office:value="0.70245" calcext:value-type="float">
            <text:p>0.70245</text:p>
          </table:table-cell>
          <table:table-cell office:value-type="float" office:value="8.3825" calcext:value-type="float">
            <text:p>8.3825</text:p>
          </table:table-cell>
          <table:table-cell table:formula="of:=([.H9]-12)/4.5" office:value-type="float" office:value="-0.803888888888889" calcext:value-type="float">
            <text:p>-0.803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7094" calcext:value-type="float">
            <text:p>5.7094</text:p>
          </table:table-cell>
          <table:table-cell office:value-type="float" office:value="9.6146" calcext:value-type="float">
            <text:p>9.6146</text:p>
          </table:table-cell>
          <table:table-cell table:formula="of:=[.B10]/[.$B$2]" office:value-type="float" office:value="0.987794604146547" calcext:value-type="float">
            <text:p>0.987794604146547</text:p>
          </table:table-cell>
          <table:table-cell office:value-type="float" office:value="-0.00050913" calcext:value-type="float">
            <text:p>-0.00050913</text:p>
          </table:table-cell>
          <table:table-cell office:value-type="float" office:value="0.27902" calcext:value-type="float">
            <text:p>0.27902</text:p>
          </table:table-cell>
          <table:table-cell office:value-type="float" office:value="1" calcext:value-type="float">
            <text:p>1</text:p>
          </table:table-cell>
          <table:table-cell office:value-type="float" office:value="0.8028" calcext:value-type="float">
            <text:p>0.8028</text:p>
          </table:table-cell>
          <table:table-cell office:value-type="float" office:value="8.4828" calcext:value-type="float">
            <text:p>8.4828</text:p>
          </table:table-cell>
          <table:table-cell table:formula="of:=([.H10]-12)/4.5" office:value-type="float" office:value="-0.7816" calcext:value-type="float">
            <text:p>-0.781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8871" calcext:value-type="float">
            <text:p>5.8871</text:p>
          </table:table-cell>
          <table:table-cell office:value-type="float" office:value="9.5955" calcext:value-type="float">
            <text:p>9.5955</text:p>
          </table:table-cell>
          <table:table-cell table:formula="of:=[.B11]/[.$B$2]" office:value-type="float" office:value="0.985832288819939" calcext:value-type="float">
            <text:p>0.985832288819939</text:p>
          </table:table-cell>
          <table:table-cell office:value-type="float" office:value="-0.00062514" calcext:value-type="float">
            <text:p>-0.00062514</text:p>
          </table:table-cell>
          <table:table-cell office:value-type="float" office:value="0.29115" calcext:value-type="float">
            <text:p>0.29115</text:p>
          </table:table-cell>
          <table:table-cell office:value-type="float" office:value="1" calcext:value-type="float">
            <text:p>1</text:p>
          </table:table-cell>
          <table:table-cell office:value-type="float" office:value="0.90315" calcext:value-type="float">
            <text:p>0.90315</text:p>
          </table:table-cell>
          <table:table-cell office:value-type="float" office:value="8.5831" calcext:value-type="float">
            <text:p>8.5831</text:p>
          </table:table-cell>
          <table:table-cell table:formula="of:=([.H11]-12)/4.5" office:value-type="float" office:value="-0.759311111111111" calcext:value-type="float">
            <text:p>-0.7593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0648" calcext:value-type="float">
            <text:p>6.0648</text:p>
          </table:table-cell>
          <table:table-cell office:value-type="float" office:value="9.5763" calcext:value-type="float">
            <text:p>9.5763</text:p>
          </table:table-cell>
          <table:table-cell table:formula="of:=[.B12]/[.$B$2]" office:value-type="float" office:value="0.983859699591099" calcext:value-type="float">
            <text:p>0.983859699591099</text:p>
          </table:table-cell>
          <table:table-cell office:value-type="float" office:value="-0.00074115" calcext:value-type="float">
            <text:p>-0.00074115</text:p>
          </table:table-cell>
          <table:table-cell office:value-type="float" office:value="0.30329" calcext:value-type="float">
            <text:p>0.30329</text:p>
          </table:table-cell>
          <table:table-cell office:value-type="float" office:value="1" calcext:value-type="float">
            <text:p>1</text:p>
          </table:table-cell>
          <table:table-cell office:value-type="float" office:value="1.0035" calcext:value-type="float">
            <text:p>1.0035</text:p>
          </table:table-cell>
          <table:table-cell office:value-type="float" office:value="8.6835" calcext:value-type="float">
            <text:p>8.6835</text:p>
          </table:table-cell>
          <table:table-cell table:formula="of:=([.H12]-12)/4.5" office:value-type="float" office:value="-0.737" calcext:value-type="float">
            <text:p>-0.73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2591" calcext:value-type="float">
            <text:p>6.2591</text:p>
          </table:table-cell>
          <table:table-cell office:value-type="float" office:value="9.5557" calcext:value-type="float">
            <text:p>9.5557</text:p>
          </table:table-cell>
          <table:table-cell table:formula="of:=[.B13]/[.$B$2]" office:value-type="float" office:value="0.981743275730988" calcext:value-type="float">
            <text:p>0.981743275730988</text:p>
          </table:table-cell>
          <table:table-cell office:value-type="float" office:value="-0.00091215" calcext:value-type="float">
            <text:p>-0.00091215</text:p>
          </table:table-cell>
          <table:table-cell office:value-type="float" office:value="0.31722" calcext:value-type="float">
            <text:p>0.31722</text:p>
          </table:table-cell>
          <table:table-cell office:value-type="float" office:value="1" calcext:value-type="float">
            <text:p>1</text:p>
          </table:table-cell>
          <table:table-cell office:value-type="float" office:value="1.1038" calcext:value-type="float">
            <text:p>1.1038</text:p>
          </table:table-cell>
          <table:table-cell office:value-type="float" office:value="8.7838" calcext:value-type="float">
            <text:p>8.7838</text:p>
          </table:table-cell>
          <table:table-cell table:formula="of:=([.H13]-12)/4.5" office:value-type="float" office:value="-0.714711111111111" calcext:value-type="float">
            <text:p>-0.7147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469" calcext:value-type="float">
            <text:p>6.469</text:p>
          </table:table-cell>
          <table:table-cell office:value-type="float" office:value="9.5334" calcext:value-type="float">
            <text:p>9.5334</text:p>
          </table:table-cell>
          <table:table-cell table:formula="of:=[.B14]/[.$B$2]" office:value-type="float" office:value="0.979452195532907" calcext:value-type="float">
            <text:p>0.979452195532907</text:p>
          </table:table-cell>
          <table:table-cell office:value-type="float" office:value="-0.0011086" calcext:value-type="float">
            <text:p>-0.0011086</text:p>
          </table:table-cell>
          <table:table-cell office:value-type="float" office:value="0.33165" calcext:value-type="float">
            <text:p>0.33165</text:p>
          </table:table-cell>
          <table:table-cell office:value-type="float" office:value="1" calcext:value-type="float">
            <text:p>1</text:p>
          </table:table-cell>
          <table:table-cell office:value-type="float" office:value="1.2042" calcext:value-type="float">
            <text:p>1.2042</text:p>
          </table:table-cell>
          <table:table-cell office:value-type="float" office:value="8.8842" calcext:value-type="float">
            <text:p>8.8842</text:p>
          </table:table-cell>
          <table:table-cell table:formula="of:=([.H14]-12)/4.5" office:value-type="float" office:value="-0.6924" calcext:value-type="float">
            <text:p>-0.692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675" calcext:value-type="float">
            <text:p>6.675</text:p>
          </table:table-cell>
          <table:table-cell office:value-type="float" office:value="9.5115" calcext:value-type="float">
            <text:p>9.5115</text:p>
          </table:table-cell>
          <table:table-cell table:formula="of:=[.B15]/[.$B$2]" office:value-type="float" office:value="0.977202210943761" calcext:value-type="float">
            <text:p>0.977202210943761</text:p>
          </table:table-cell>
          <table:table-cell office:value-type="float" office:value="-0.0013047" calcext:value-type="float">
            <text:p>-0.0013047</text:p>
          </table:table-cell>
          <table:table-cell office:value-type="float" office:value="0.3463" calcext:value-type="float">
            <text:p>0.3463</text:p>
          </table:table-cell>
          <table:table-cell office:value-type="float" office:value="1" calcext:value-type="float">
            <text:p>1</text:p>
          </table:table-cell>
          <table:table-cell office:value-type="float" office:value="1.3046" calcext:value-type="float">
            <text:p>1.3046</text:p>
          </table:table-cell>
          <table:table-cell office:value-type="float" office:value="8.9846" calcext:value-type="float">
            <text:p>8.9846</text:p>
          </table:table-cell>
          <table:table-cell table:formula="of:=([.H15]-12)/4.5" office:value-type="float" office:value="-0.670088888888889" calcext:value-type="float">
            <text:p>-0.670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9186" calcext:value-type="float">
            <text:p>6.9186</text:p>
          </table:table-cell>
          <table:table-cell office:value-type="float" office:value="9.4861" calcext:value-type="float">
            <text:p>9.4861</text:p>
          </table:table-cell>
          <table:table-cell table:formula="of:=[.B16]/[.$B$2]" office:value-type="float" office:value="0.97459263977644" calcext:value-type="float">
            <text:p>0.97459263977644</text:p>
          </table:table-cell>
          <table:table-cell office:value-type="float" office:value="-0.001616" calcext:value-type="float">
            <text:p>-0.001616</text:p>
          </table:table-cell>
          <table:table-cell office:value-type="float" office:value="0.36325" calcext:value-type="float">
            <text:p>0.36325</text:p>
          </table:table-cell>
          <table:table-cell office:value-type="float" office:value="1" calcext:value-type="float">
            <text:p>1</text:p>
          </table:table-cell>
          <table:table-cell office:value-type="float" office:value="1.4049" calcext:value-type="float">
            <text:p>1.4049</text:p>
          </table:table-cell>
          <table:table-cell office:value-type="float" office:value="9.0849" calcext:value-type="float">
            <text:p>9.0849</text:p>
          </table:table-cell>
          <table:table-cell table:formula="of:=([.H16]-12)/4.5" office:value-type="float" office:value="-0.6478" calcext:value-type="float">
            <text:p>-0.64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1674" calcext:value-type="float">
            <text:p>7.1674</text:p>
          </table:table-cell>
          <table:table-cell office:value-type="float" office:value="9.4601" calcext:value-type="float">
            <text:p>9.4601</text:p>
          </table:table-cell>
          <table:table-cell table:formula="of:=[.B17]/[.$B$2]" office:value-type="float" office:value="0.971921425195718" calcext:value-type="float">
            <text:p>0.971921425195718</text:p>
          </table:table-cell>
          <table:table-cell office:value-type="float" office:value="-0.001939" calcext:value-type="float">
            <text:p>-0.001939</text:p>
          </table:table-cell>
          <table:table-cell office:value-type="float" office:value="0.38035" calcext:value-type="float">
            <text:p>0.38035</text:p>
          </table:table-cell>
          <table:table-cell office:value-type="float" office:value="1" calcext:value-type="float">
            <text:p>1</text:p>
          </table:table-cell>
          <table:table-cell office:value-type="float" office:value="1.5053" calcext:value-type="float">
            <text:p>1.5053</text:p>
          </table:table-cell>
          <table:table-cell office:value-type="float" office:value="9.1853" calcext:value-type="float">
            <text:p>9.1853</text:p>
          </table:table-cell>
          <table:table-cell table:formula="of:=([.H17]-12)/4.5" office:value-type="float" office:value="-0.625488888888889" calcext:value-type="float">
            <text:p>-0.6254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4253" calcext:value-type="float">
            <text:p>7.4253</text:p>
          </table:table-cell>
          <table:table-cell office:value-type="float" office:value="9.4336" calcext:value-type="float">
            <text:p>9.4336</text:p>
          </table:table-cell>
          <table:table-cell table:formula="of:=[.B18]/[.$B$2]" office:value-type="float" office:value="0.969198841103828" calcext:value-type="float">
            <text:p>0.969198841103828</text:p>
          </table:table-cell>
          <table:table-cell office:value-type="float" office:value="-0.0023235" calcext:value-type="float">
            <text:p>-0.0023235</text:p>
          </table:table-cell>
          <table:table-cell office:value-type="float" office:value="0.39877" calcext:value-type="float">
            <text:p>0.39877</text:p>
          </table:table-cell>
          <table:table-cell office:value-type="float" office:value="1" calcext:value-type="float">
            <text:p>1</text:p>
          </table:table-cell>
          <table:table-cell office:value-type="float" office:value="1.6056" calcext:value-type="float">
            <text:p>1.6056</text:p>
          </table:table-cell>
          <table:table-cell office:value-type="float" office:value="9.2856" calcext:value-type="float">
            <text:p>9.2856</text:p>
          </table:table-cell>
          <table:table-cell table:formula="of:=([.H18]-12)/4.5" office:value-type="float" office:value="-0.6032" calcext:value-type="float">
            <text:p>-0.603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7221" calcext:value-type="float">
            <text:p>7.7221</text:p>
          </table:table-cell>
          <table:table-cell office:value-type="float" office:value="9.4034" calcext:value-type="float">
            <text:p>9.4034</text:p>
          </table:table-cell>
          <table:table-cell table:formula="of:=[.B19]/[.$B$2]" office:value-type="float" office:value="0.966096122629297" calcext:value-type="float">
            <text:p>0.966096122629297</text:p>
          </table:table-cell>
          <table:table-cell office:value-type="float" office:value="-0.002846" calcext:value-type="float">
            <text:p>-0.002846</text:p>
          </table:table-cell>
          <table:table-cell office:value-type="float" office:value="0.41893" calcext:value-type="float">
            <text:p>0.41893</text:p>
          </table:table-cell>
          <table:table-cell office:value-type="float" office:value="1" calcext:value-type="float">
            <text:p>1</text:p>
          </table:table-cell>
          <table:table-cell office:value-type="float" office:value="1.706" calcext:value-type="float">
            <text:p>1.706</text:p>
          </table:table-cell>
          <table:table-cell office:value-type="float" office:value="9.386" calcext:value-type="float">
            <text:p>9.386</text:p>
          </table:table-cell>
          <table:table-cell table:formula="of:=([.H19]-12)/4.5" office:value-type="float" office:value="-0.580888888888889" calcext:value-type="float">
            <text:p>-0.580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8.0149" calcext:value-type="float">
            <text:p>8.0149</text:p>
          </table:table-cell>
          <table:table-cell office:value-type="float" office:value="9.3737" calcext:value-type="float">
            <text:p>9.3737</text:p>
          </table:table-cell>
          <table:table-cell table:formula="of:=[.B20]/[.$B$2]" office:value-type="float" office:value="0.963044773665934" calcext:value-type="float">
            <text:p>0.963044773665934</text:p>
          </table:table-cell>
          <table:table-cell office:value-type="float" office:value="-0.0033649" calcext:value-type="float">
            <text:p>-0.0033649</text:p>
          </table:table-cell>
          <table:table-cell office:value-type="float" office:value="0.43934" calcext:value-type="float">
            <text:p>0.43934</text:p>
          </table:table-cell>
          <table:table-cell office:value-type="float" office:value="1" calcext:value-type="float">
            <text:p>1</text:p>
          </table:table-cell>
          <table:table-cell office:value-type="float" office:value="1.8063" calcext:value-type="float">
            <text:p>1.8063</text:p>
          </table:table-cell>
          <table:table-cell office:value-type="float" office:value="9.4863" calcext:value-type="float">
            <text:p>9.4863</text:p>
          </table:table-cell>
          <table:table-cell table:formula="of:=([.H20]-12)/4.5" office:value-type="float" office:value="-0.5586" calcext:value-type="float">
            <text:p>-0.558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8.3624" calcext:value-type="float">
            <text:p>8.3624</text:p>
          </table:table-cell>
          <table:table-cell office:value-type="float" office:value="9.3396" calcext:value-type="float">
            <text:p>9.3396</text:p>
          </table:table-cell>
          <table:table-cell table:formula="of:=[.B21]/[.$B$2]" office:value-type="float" office:value="0.959541373004295" calcext:value-type="float">
            <text:p>0.959541373004295</text:p>
          </table:table-cell>
          <table:table-cell office:value-type="float" office:value="-0.0041631" calcext:value-type="float">
            <text:p>-0.0041631</text:p>
          </table:table-cell>
          <table:table-cell office:value-type="float" office:value="0.46277" calcext:value-type="float">
            <text:p>0.46277</text:p>
          </table:table-cell>
          <table:table-cell office:value-type="float" office:value="1" calcext:value-type="float">
            <text:p>1</text:p>
          </table:table-cell>
          <table:table-cell office:value-type="float" office:value="1.9067" calcext:value-type="float">
            <text:p>1.9067</text:p>
          </table:table-cell>
          <table:table-cell office:value-type="float" office:value="9.5866" calcext:value-type="float">
            <text:p>9.5866</text:p>
          </table:table-cell>
          <table:table-cell table:formula="of:=([.H21]-12)/4.5" office:value-type="float" office:value="-0.536311111111111" calcext:value-type="float">
            <text:p>-0.5363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8.7199" calcext:value-type="float">
            <text:p>8.7199</text:p>
          </table:table-cell>
          <table:table-cell office:value-type="float" office:value="9.3045" calcext:value-type="float">
            <text:p>9.3045</text:p>
          </table:table-cell>
          <table:table-cell table:formula="of:=[.B22]/[.$B$2]" office:value-type="float" office:value="0.95593523332032" calcext:value-type="float">
            <text:p>0.95593523332032</text:p>
          </table:table-cell>
          <table:table-cell office:value-type="float" office:value="-0.0049995" calcext:value-type="float">
            <text:p>-0.0049995</text:p>
          </table:table-cell>
          <table:table-cell office:value-type="float" office:value="0.48642" calcext:value-type="float">
            <text:p>0.48642</text:p>
          </table:table-cell>
          <table:table-cell office:value-type="float" office:value="1" calcext:value-type="float">
            <text:p>1</text:p>
          </table:table-cell>
          <table:table-cell office:value-type="float" office:value="2.007" calcext:value-type="float">
            <text:p>2.007</text:p>
          </table:table-cell>
          <table:table-cell office:value-type="float" office:value="9.687" calcext:value-type="float">
            <text:p>9.687</text:p>
          </table:table-cell>
          <table:table-cell table:formula="of:=([.H22]-12)/4.5" office:value-type="float" office:value="-0.514" calcext:value-type="float">
            <text:p>-0.51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9.1164" calcext:value-type="float">
            <text:p>9.1164</text:p>
          </table:table-cell>
          <table:table-cell office:value-type="float" office:value="9.2671" calcext:value-type="float">
            <text:p>9.2671</text:p>
          </table:table-cell>
          <table:table-cell table:formula="of:=[.B23]/[.$B$2]" office:value-type="float" office:value="0.952092793884973" calcext:value-type="float">
            <text:p>0.952092793884973</text:p>
          </table:table-cell>
          <table:table-cell office:value-type="float" office:value="-0.0061045" calcext:value-type="float">
            <text:p>-0.0061045</text:p>
          </table:table-cell>
          <table:table-cell office:value-type="float" office:value="0.51298" calcext:value-type="float">
            <text:p>0.51298</text:p>
          </table:table-cell>
          <table:table-cell office:value-type="float" office:value="1" calcext:value-type="float">
            <text:p>1</text:p>
          </table:table-cell>
          <table:table-cell office:value-type="float" office:value="2.1073" calcext:value-type="float">
            <text:p>2.1073</text:p>
          </table:table-cell>
          <table:table-cell office:value-type="float" office:value="9.7873" calcext:value-type="float">
            <text:p>9.7873</text:p>
          </table:table-cell>
          <table:table-cell table:formula="of:=([.H23]-12)/4.5" office:value-type="float" office:value="-0.491711111111111" calcext:value-type="float">
            <text:p>-0.4917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9.5521" calcext:value-type="float">
            <text:p>9.5521</text:p>
          </table:table-cell>
          <table:table-cell office:value-type="float" office:value="9.2262" calcext:value-type="float">
            <text:p>9.2262</text:p>
          </table:table-cell>
          <table:table-cell table:formula="of:=[.B24]/[.$B$2]" office:value-type="float" office:value="0.947890767871453" calcext:value-type="float">
            <text:p>0.947890767871453</text:p>
          </table:table-cell>
          <table:table-cell office:value-type="float" office:value="-0.0074122" calcext:value-type="float">
            <text:p>-0.0074122</text:p>
          </table:table-cell>
          <table:table-cell office:value-type="float" office:value="0.54058" calcext:value-type="float">
            <text:p>0.54058</text:p>
          </table:table-cell>
          <table:table-cell office:value-type="float" office:value="1" calcext:value-type="float">
            <text:p>1</text:p>
          </table:table-cell>
          <table:table-cell office:value-type="float" office:value="2.2077" calcext:value-type="float">
            <text:p>2.2077</text:p>
          </table:table-cell>
          <table:table-cell office:value-type="float" office:value="9.8877" calcext:value-type="float">
            <text:p>9.8877</text:p>
          </table:table-cell>
          <table:table-cell table:formula="of:=([.H24]-12)/4.5" office:value-type="float" office:value="-0.4694" calcext:value-type="float">
            <text:p>-0.469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0.026" calcext:value-type="float">
            <text:p>10.026</text:p>
          </table:table-cell>
          <table:table-cell office:value-type="float" office:value="9.1836" calcext:value-type="float">
            <text:p>9.1836</text:p>
          </table:table-cell>
          <table:table-cell table:formula="of:=[.B25]/[.$B$2]" office:value-type="float" office:value="0.943514085519962" calcext:value-type="float">
            <text:p>0.943514085519962</text:p>
          </table:table-cell>
          <table:table-cell office:value-type="float" office:value="-0.0090164" calcext:value-type="float">
            <text:p>-0.0090164</text:p>
          </table:table-cell>
          <table:table-cell office:value-type="float" office:value="0.57088" calcext:value-type="float">
            <text:p>0.57088</text:p>
          </table:table-cell>
          <table:table-cell office:value-type="float" office:value="1" calcext:value-type="float">
            <text:p>1</text:p>
          </table:table-cell>
          <table:table-cell office:value-type="float" office:value="2.3081" calcext:value-type="float">
            <text:p>2.3081</text:p>
          </table:table-cell>
          <table:table-cell office:value-type="float" office:value="9.9881" calcext:value-type="float">
            <text:p>9.9881</text:p>
          </table:table-cell>
          <table:table-cell table:formula="of:=([.H25]-12)/4.5" office:value-type="float" office:value="-0.447088888888889" calcext:value-type="float">
            <text:p>-0.447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0.565" calcext:value-type="float">
            <text:p>10.565</text:p>
          </table:table-cell>
          <table:table-cell office:value-type="float" office:value="9.136" calcext:value-type="float">
            <text:p>9.136</text:p>
          </table:table-cell>
          <table:table-cell table:formula="of:=[.B26]/[.$B$2]" office:value-type="float" office:value="0.938623708056794" calcext:value-type="float">
            <text:p>0.938623708056794</text:p>
          </table:table-cell>
          <table:table-cell office:value-type="float" office:value="-0.011031" calcext:value-type="float">
            <text:p>-0.011031</text:p>
          </table:table-cell>
          <table:table-cell office:value-type="float" office:value="0.60294" calcext:value-type="float">
            <text:p>0.60294</text:p>
          </table:table-cell>
          <table:table-cell office:value-type="float" office:value="1" calcext:value-type="float">
            <text:p>1</text:p>
          </table:table-cell>
          <table:table-cell office:value-type="float" office:value="2.4084" calcext:value-type="float">
            <text:p>2.4084</text:p>
          </table:table-cell>
          <table:table-cell office:value-type="float" office:value="10.088" calcext:value-type="float">
            <text:p>10.088</text:p>
          </table:table-cell>
          <table:table-cell table:formula="of:=([.H26]-12)/4.5" office:value-type="float" office:value="-0.424888888888889" calcext:value-type="float">
            <text:p>-0.42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1.155" calcext:value-type="float">
            <text:p>11.155</text:p>
          </table:table-cell>
          <table:table-cell office:value-type="float" office:value="9.0863" calcext:value-type="float">
            <text:p>9.0863</text:p>
          </table:table-cell>
          <table:table-cell table:formula="of:=[.B27]/[.$B$2]" office:value-type="float" office:value="0.933517578646721" calcext:value-type="float">
            <text:p>0.933517578646721</text:p>
          </table:table-cell>
          <table:table-cell office:value-type="float" office:value="-0.013472" calcext:value-type="float">
            <text:p>-0.013472</text:p>
          </table:table-cell>
          <table:table-cell office:value-type="float" office:value="0.63804" calcext:value-type="float">
            <text:p>0.63804</text:p>
          </table:table-cell>
          <table:table-cell office:value-type="float" office:value="1" calcext:value-type="float">
            <text:p>1</text:p>
          </table:table-cell>
          <table:table-cell office:value-type="float" office:value="2.5088" calcext:value-type="float">
            <text:p>2.5088</text:p>
          </table:table-cell>
          <table:table-cell office:value-type="float" office:value="10.189" calcext:value-type="float">
            <text:p>10.189</text:p>
          </table:table-cell>
          <table:table-cell table:formula="of:=([.H27]-12)/4.5" office:value-type="float" office:value="-0.402444444444444" calcext:value-type="float">
            <text:p>-0.402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9.0306" calcext:value-type="float">
            <text:p>9.0306</text:p>
          </table:table-cell>
          <table:table-cell table:formula="of:=[.B28]/[.$B$2]" office:value-type="float" office:value="0.927795015102636" calcext:value-type="float">
            <text:p>0.927795015102636</text:p>
          </table:table-cell>
          <table:table-cell office:value-type="float" office:value="-0.016548" calcext:value-type="float">
            <text:p>-0.016548</text:p>
          </table:table-cell>
          <table:table-cell office:value-type="float" office:value="0.67506" calcext:value-type="float">
            <text:p>0.67506</text:p>
          </table:table-cell>
          <table:table-cell office:value-type="float" office:value="1" calcext:value-type="float">
            <text:p>1</text:p>
          </table:table-cell>
          <table:table-cell office:value-type="float" office:value="2.6091" calcext:value-type="float">
            <text:p>2.6091</text:p>
          </table:table-cell>
          <table:table-cell office:value-type="float" office:value="10.289" calcext:value-type="float">
            <text:p>10.289</text:p>
          </table:table-cell>
          <table:table-cell table:formula="of:=([.H28]-12)/4.5" office:value-type="float" office:value="-0.380222222222222" calcext:value-type="float">
            <text:p>-0.38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2.602" calcext:value-type="float">
            <text:p>12.602</text:p>
          </table:table-cell>
          <table:table-cell office:value-type="float" office:value="8.9712" calcext:value-type="float">
            <text:p>8.9712</text:p>
          </table:table-cell>
          <table:table-cell table:formula="of:=[.B29]/[.$B$2]" office:value-type="float" office:value="0.92169231717591" calcext:value-type="float">
            <text:p>0.92169231717591</text:p>
          </table:table-cell>
          <table:table-cell office:value-type="float" office:value="-0.020412" calcext:value-type="float">
            <text:p>-0.020412</text:p>
          </table:table-cell>
          <table:table-cell office:value-type="float" office:value="0.71622" calcext:value-type="float">
            <text:p>0.71622</text:p>
          </table:table-cell>
          <table:table-cell office:value-type="float" office:value="1" calcext:value-type="float">
            <text:p>1</text:p>
          </table:table-cell>
          <table:table-cell office:value-type="float" office:value="2.7095" calcext:value-type="float">
            <text:p>2.7095</text:p>
          </table:table-cell>
          <table:table-cell office:value-type="float" office:value="10.389" calcext:value-type="float">
            <text:p>10.389</text:p>
          </table:table-cell>
          <table:table-cell table:formula="of:=([.H29]-12)/4.5" office:value-type="float" office:value="-0.358" calcext:value-type="float">
            <text:p>-0.35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3.468" calcext:value-type="float">
            <text:p>13.468</text:p>
          </table:table-cell>
          <table:table-cell office:value-type="float" office:value="8.9056" calcext:value-type="float">
            <text:p>8.9056</text:p>
          </table:table-cell>
          <table:table-cell table:formula="of:=[.B30]/[.$B$2]" office:value-type="float" office:value="0.914952637310703" calcext:value-type="float">
            <text:p>0.914952637310703</text:p>
          </table:table-cell>
          <table:table-cell office:value-type="float" office:value="-0.02505" calcext:value-type="float">
            <text:p>-0.02505</text:p>
          </table:table-cell>
          <table:table-cell office:value-type="float" office:value="0.75872" calcext:value-type="float">
            <text:p>0.75872</text:p>
          </table:table-cell>
          <table:table-cell office:value-type="float" office:value="1" calcext:value-type="float">
            <text:p>1</text:p>
          </table:table-cell>
          <table:table-cell office:value-type="float" office:value="2.8098" calcext:value-type="float">
            <text:p>2.8098</text:p>
          </table:table-cell>
          <table:table-cell office:value-type="float" office:value="10.49" calcext:value-type="float">
            <text:p>10.49</text:p>
          </table:table-cell>
          <table:table-cell table:formula="of:=([.H30]-12)/4.5" office:value-type="float" office:value="-0.335555555555555" calcext:value-type="float">
            <text:p>-0.335555555555555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4.524" calcext:value-type="float">
            <text:p>14.524</text:p>
          </table:table-cell>
          <table:table-cell office:value-type="float" office:value="8.8324" calcext:value-type="float">
            <text:p>8.8324</text:p>
          </table:table-cell>
          <table:table-cell table:formula="of:=[.B31]/[.$B$2]" office:value-type="float" office:value="0.907432140875747" calcext:value-type="float">
            <text:p>0.907432140875747</text:p>
          </table:table-cell>
          <table:table-cell office:value-type="float" office:value="-0.031345" calcext:value-type="float">
            <text:p>-0.031345</text:p>
          </table:table-cell>
          <table:table-cell office:value-type="float" office:value="0.80737" calcext:value-type="float">
            <text:p>0.80737</text:p>
          </table:table-cell>
          <table:table-cell office:value-type="float" office:value="1" calcext:value-type="float">
            <text:p>1</text:p>
          </table:table-cell>
          <table:table-cell office:value-type="float" office:value="2.9102" calcext:value-type="float">
            <text:p>2.9102</text:p>
          </table:table-cell>
          <table:table-cell office:value-type="float" office:value="10.59" calcext:value-type="float">
            <text:p>10.59</text:p>
          </table:table-cell>
          <table:table-cell table:formula="of:=([.H31]-12)/4.5" office:value-type="float" office:value="-0.313333333333333" calcext:value-type="float">
            <text:p>-0.313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5.676" calcext:value-type="float">
            <text:p>15.676</text:p>
          </table:table-cell>
          <table:table-cell office:value-type="float" office:value="8.755" calcext:value-type="float">
            <text:p>8.755</text:p>
          </table:table-cell>
          <table:table-cell table:formula="of:=[.B32]/[.$B$2]" office:value-type="float" office:value="0.899480140546983" calcext:value-type="float">
            <text:p>0.899480140546983</text:p>
          </table:table-cell>
          <table:table-cell office:value-type="float" office:value="-0.038456" calcext:value-type="float">
            <text:p>-0.038456</text:p>
          </table:table-cell>
          <table:table-cell office:value-type="float" office:value="0.85855" calcext:value-type="float">
            <text:p>0.85855</text:p>
          </table:table-cell>
          <table:table-cell office:value-type="float" office:value="1" calcext:value-type="float">
            <text:p>1</text:p>
          </table:table-cell>
          <table:table-cell office:value-type="float" office:value="3.0105" calcext:value-type="float">
            <text:p>3.0105</text:p>
          </table:table-cell>
          <table:table-cell office:value-type="float" office:value="10.691" calcext:value-type="float">
            <text:p>10.691</text:p>
          </table:table-cell>
          <table:table-cell table:formula="of:=([.H32]-12)/4.5" office:value-type="float" office:value="-0.290888888888889" calcext:value-type="float">
            <text:p>-0.290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7.167" calcext:value-type="float">
            <text:p>17.167</text:p>
          </table:table-cell>
          <table:table-cell office:value-type="float" office:value="8.6617" calcext:value-type="float">
            <text:p>8.6617</text:p>
          </table:table-cell>
          <table:table-cell table:formula="of:=[.B33]/[.$B$2]" office:value-type="float" office:value="0.889894589763084" calcext:value-type="float">
            <text:p>0.889894589763084</text:p>
          </table:table-cell>
          <table:table-cell office:value-type="float" office:value="-0.048722" calcext:value-type="float">
            <text:p>-0.048722</text:p>
          </table:table-cell>
          <table:table-cell office:value-type="float" office:value="0.9136" calcext:value-type="float">
            <text:p>0.9136</text:p>
          </table:table-cell>
          <table:table-cell office:value-type="float" office:value="1" calcext:value-type="float">
            <text:p>1</text:p>
          </table:table-cell>
          <table:table-cell office:value-type="float" office:value="3.1108" calcext:value-type="float">
            <text:p>3.1108</text:p>
          </table:table-cell>
          <table:table-cell office:value-type="float" office:value="10.791" calcext:value-type="float">
            <text:p>10.791</text:p>
          </table:table-cell>
          <table:table-cell table:formula="of:=([.H33]-12)/4.5" office:value-type="float" office:value="-0.268666666666667" calcext:value-type="float">
            <text:p>-0.268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8.923" calcext:value-type="float">
            <text:p>18.923</text:p>
          </table:table-cell>
          <table:table-cell office:value-type="float" office:value="8.5598" calcext:value-type="float">
            <text:p>8.5598</text:p>
          </table:table-cell>
          <table:table-cell table:formula="of:=[.B34]/[.$B$2]" office:value-type="float" office:value="0.8794254833871" calcext:value-type="float">
            <text:p>0.8794254833871</text:p>
          </table:table-cell>
          <table:table-cell office:value-type="float" office:value="-0.061336" calcext:value-type="float">
            <text:p>-0.061336</text:p>
          </table:table-cell>
          <table:table-cell office:value-type="float" office:value="0.97498" calcext:value-type="float">
            <text:p>0.97498</text:p>
          </table:table-cell>
          <table:table-cell office:value-type="float" office:value="1" calcext:value-type="float">
            <text:p>1</text:p>
          </table:table-cell>
          <table:table-cell office:value-type="float" office:value="3.2112" calcext:value-type="float">
            <text:p>3.2112</text:p>
          </table:table-cell>
          <table:table-cell office:value-type="float" office:value="10.891" calcext:value-type="float">
            <text:p>10.891</text:p>
          </table:table-cell>
          <table:table-cell table:formula="of:=([.H34]-12)/4.5" office:value-type="float" office:value="-0.246444444444444" calcext:value-type="float">
            <text:p>-0.246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20.967" calcext:value-type="float">
            <text:p>20.967</text:p>
          </table:table-cell>
          <table:table-cell office:value-type="float" office:value="8.4469" calcext:value-type="float">
            <text:p>8.4469</text:p>
          </table:table-cell>
          <table:table-cell table:formula="of:=[.B35]/[.$B$2]" office:value-type="float" office:value="0.867826247765426" calcext:value-type="float">
            <text:p>0.867826247765426</text:p>
          </table:table-cell>
          <table:table-cell office:value-type="float" office:value="-0.076536" calcext:value-type="float">
            <text:p>-0.076536</text:p>
          </table:table-cell>
          <table:table-cell office:value-type="float" office:value="1.0409" calcext:value-type="float">
            <text:p>1.0409</text:p>
          </table:table-cell>
          <table:table-cell office:value-type="float" office:value="1" calcext:value-type="float">
            <text:p>1</text:p>
          </table:table-cell>
          <table:table-cell office:value-type="float" office:value="3.3116" calcext:value-type="float">
            <text:p>3.3116</text:p>
          </table:table-cell>
          <table:table-cell office:value-type="float" office:value="10.992" calcext:value-type="float">
            <text:p>10.992</text:p>
          </table:table-cell>
          <table:table-cell table:formula="of:=([.H35]-12)/4.5" office:value-type="float" office:value="-0.224" calcext:value-type="float">
            <text:p>-0.22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8.3057" calcext:value-type="float">
            <text:p>8.3057</text:p>
          </table:table-cell>
          <table:table-cell table:formula="of:=[.B36]/[.$B$2]" office:value-type="float" office:value="0.853319497811659" calcext:value-type="float">
            <text:p>0.853319497811659</text:p>
          </table:table-cell>
          <table:table-cell office:value-type="float" office:value="-0.098501" calcext:value-type="float">
            <text:p>-0.098501</text:p>
          </table:table-cell>
          <table:table-cell office:value-type="float" office:value="1.1098" calcext:value-type="float">
            <text:p>1.1098</text:p>
          </table:table-cell>
          <table:table-cell office:value-type="float" office:value="1" calcext:value-type="float">
            <text:p>1</text:p>
          </table:table-cell>
          <table:table-cell office:value-type="float" office:value="3.4119" calcext:value-type="float">
            <text:p>3.4119</text:p>
          </table:table-cell>
          <table:table-cell office:value-type="float" office:value="11.092" calcext:value-type="float">
            <text:p>11.092</text:p>
          </table:table-cell>
          <table:table-cell table:formula="of:=([.H36]-12)/4.5" office:value-type="float" office:value="-0.201777777777778" calcext:value-type="float">
            <text:p>-0.201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27.032" calcext:value-type="float">
            <text:p>27.032</text:p>
          </table:table-cell>
          <table:table-cell office:value-type="float" office:value="8.1517" calcext:value-type="float">
            <text:p>8.1517</text:p>
          </table:table-cell>
          <table:table-cell table:formula="of:=[.B37]/[.$B$2]" office:value-type="float" office:value="0.837497688371997" calcext:value-type="float">
            <text:p>0.837497688371997</text:p>
          </table:table-cell>
          <table:table-cell office:value-type="float" office:value="-0.12519" calcext:value-type="float">
            <text:p>-0.12519</text:p>
          </table:table-cell>
          <table:table-cell office:value-type="float" office:value="1.1836" calcext:value-type="float">
            <text:p>1.1836</text:p>
          </table:table-cell>
          <table:table-cell office:value-type="float" office:value="1" calcext:value-type="float">
            <text:p>1</text:p>
          </table:table-cell>
          <table:table-cell office:value-type="float" office:value="3.5123" calcext:value-type="float">
            <text:p>3.5123</text:p>
          </table:table-cell>
          <table:table-cell office:value-type="float" office:value="11.192" calcext:value-type="float">
            <text:p>11.192</text:p>
          </table:table-cell>
          <table:table-cell table:formula="of:=([.H37]-12)/4.5" office:value-type="float" office:value="-0.179555555555556" calcext:value-type="float">
            <text:p>-0.179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31.339" calcext:value-type="float">
            <text:p>31.339</text:p>
          </table:table-cell>
          <table:table-cell office:value-type="float" office:value="7.9643" calcext:value-type="float">
            <text:p>7.9643</text:p>
          </table:table-cell>
          <table:table-cell table:formula="of:=[.B38]/[.$B$2]" office:value-type="float" office:value="0.818244395586332" calcext:value-type="float">
            <text:p>0.818244395586332</text:p>
          </table:table-cell>
          <table:table-cell office:value-type="float" office:value="-0.16123" calcext:value-type="float">
            <text:p>-0.16123</text:p>
          </table:table-cell>
          <table:table-cell office:value-type="float" office:value="1.2647" calcext:value-type="float">
            <text:p>1.2647</text:p>
          </table:table-cell>
          <table:table-cell office:value-type="float" office:value="1" calcext:value-type="float">
            <text:p>1</text:p>
          </table:table-cell>
          <table:table-cell office:value-type="float" office:value="3.6126" calcext:value-type="float">
            <text:p>3.6126</text:p>
          </table:table-cell>
          <table:table-cell office:value-type="float" office:value="11.293" calcext:value-type="float">
            <text:p>11.293</text:p>
          </table:table-cell>
          <table:table-cell table:formula="of:=([.H38]-12)/4.5" office:value-type="float" office:value="-0.157111111111111" calcext:value-type="float">
            <text:p>-0.157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37.089" calcext:value-type="float">
            <text:p>37.089</text:p>
          </table:table-cell>
          <table:table-cell office:value-type="float" office:value="7.7196" calcext:value-type="float">
            <text:p>7.7196</text:p>
          </table:table-cell>
          <table:table-cell table:formula="of:=[.B39]/[.$B$2]" office:value-type="float" office:value="0.793104156820844" calcext:value-type="float">
            <text:p>0.793104156820844</text:p>
          </table:table-cell>
          <table:table-cell office:value-type="float" office:value="-0.21296" calcext:value-type="float">
            <text:p>-0.21296</text:p>
          </table:table-cell>
          <table:table-cell office:value-type="float" office:value="1.357" calcext:value-type="float">
            <text:p>1.357</text:p>
          </table:table-cell>
          <table:table-cell office:value-type="float" office:value="1" calcext:value-type="float">
            <text:p>1</text:p>
          </table:table-cell>
          <table:table-cell office:value-type="float" office:value="3.713" calcext:value-type="float">
            <text:p>3.713</text:p>
          </table:table-cell>
          <table:table-cell office:value-type="float" office:value="11.393" calcext:value-type="float">
            <text:p>11.393</text:p>
          </table:table-cell>
          <table:table-cell table:formula="of:=([.H39]-12)/4.5" office:value-type="float" office:value="-0.134888888888889" calcext:value-type="float">
            <text:p>-0.13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4.103" calcext:value-type="float">
            <text:p>44.103</text:p>
          </table:table-cell>
          <table:table-cell office:value-type="float" office:value="7.4167" calcext:value-type="float">
            <text:p>7.4167</text:p>
          </table:table-cell>
          <table:table-cell table:formula="of:=[.B40]/[.$B$2]" office:value-type="float" office:value="0.761984506955432" calcext:value-type="float">
            <text:p>0.761984506955432</text:p>
          </table:table-cell>
          <table:table-cell office:value-type="float" office:value="-0.27956" calcext:value-type="float">
            <text:p>-0.27956</text:p>
          </table:table-cell>
          <table:table-cell office:value-type="float" office:value="1.4546" calcext:value-type="float">
            <text:p>1.4546</text:p>
          </table:table-cell>
          <table:table-cell office:value-type="float" office:value="1" calcext:value-type="float">
            <text:p>1</text:p>
          </table:table-cell>
          <table:table-cell office:value-type="float" office:value="3.8133" calcext:value-type="float">
            <text:p>3.8133</text:p>
          </table:table-cell>
          <table:table-cell office:value-type="float" office:value="11.493" calcext:value-type="float">
            <text:p>11.493</text:p>
          </table:table-cell>
          <table:table-cell table:formula="of:=([.H40]-12)/4.5" office:value-type="float" office:value="-0.112666666666667" calcext:value-type="float">
            <text:p>-0.112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2.546" calcext:value-type="float">
            <text:p>52.546</text:p>
          </table:table-cell>
          <table:table-cell office:value-type="float" office:value="7.0211" calcext:value-type="float">
            <text:p>7.0211</text:p>
          </table:table-cell>
          <table:table-cell table:formula="of:=[.B41]/[.$B$2]" office:value-type="float" office:value="0.721340949719522" calcext:value-type="float">
            <text:p>0.721340949719522</text:p>
          </table:table-cell>
          <table:table-cell office:value-type="float" office:value="-0.36432" calcext:value-type="float">
            <text:p>-0.36432</text:p>
          </table:table-cell>
          <table:table-cell office:value-type="float" office:value="1.5556" calcext:value-type="float">
            <text:p>1.5556</text:p>
          </table:table-cell>
          <table:table-cell office:value-type="float" office:value="1" calcext:value-type="float">
            <text:p>1</text:p>
          </table:table-cell>
          <table:table-cell office:value-type="float" office:value="3.9137" calcext:value-type="float">
            <text:p>3.9137</text:p>
          </table:table-cell>
          <table:table-cell office:value-type="float" office:value="11.594" calcext:value-type="float">
            <text:p>11.594</text:p>
          </table:table-cell>
          <table:table-cell table:formula="of:=([.H41]-12)/4.5" office:value-type="float" office:value="-0.0902222222222223" calcext:value-type="float">
            <text:p>-0.09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3.22" calcext:value-type="float">
            <text:p>63.22</text:p>
          </table:table-cell>
          <table:table-cell office:value-type="float" office:value="6.6971" calcext:value-type="float">
            <text:p>6.6971</text:p>
          </table:table-cell>
          <table:table-cell table:formula="of:=[.B42]/[.$B$2]" office:value-type="float" office:value="0.688053506482832" calcext:value-type="float">
            <text:p>0.688053506482832</text:p>
          </table:table-cell>
          <table:table-cell office:value-type="float" office:value="-0.47722" calcext:value-type="float">
            <text:p>-0.47722</text:p>
          </table:table-cell>
          <table:table-cell office:value-type="float" office:value="1.6579" calcext:value-type="float">
            <text:p>1.6579</text:p>
          </table:table-cell>
          <table:table-cell office:value-type="float" office:value="1" calcext:value-type="float">
            <text:p>1</text:p>
          </table:table-cell>
          <table:table-cell office:value-type="float" office:value="4.014" calcext:value-type="float">
            <text:p>4.014</text:p>
          </table:table-cell>
          <table:table-cell office:value-type="float" office:value="11.694" calcext:value-type="float">
            <text:p>11.694</text:p>
          </table:table-cell>
          <table:table-cell table:formula="of:=([.H42]-12)/4.5" office:value-type="float" office:value="-0.0679999999999998" calcext:value-type="float">
            <text:p>-0.06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3.96" calcext:value-type="float">
            <text:p>73.96</text:p>
          </table:table-cell>
          <table:table-cell office:value-type="float" office:value="6.4289" calcext:value-type="float">
            <text:p>6.4289</text:p>
          </table:table-cell>
          <table:table-cell table:formula="of:=[.B43]/[.$B$2]" office:value-type="float" office:value="0.660498900692461" calcext:value-type="float">
            <text:p>0.660498900692461</text:p>
          </table:table-cell>
          <table:table-cell office:value-type="float" office:value="-0.58861" calcext:value-type="float">
            <text:p>-0.58861</text:p>
          </table:table-cell>
          <table:table-cell office:value-type="float" office:value="1.7549" calcext:value-type="float">
            <text:p>1.7549</text:p>
          </table:table-cell>
          <table:table-cell office:value-type="float" office:value="1" calcext:value-type="float">
            <text:p>1</text:p>
          </table:table-cell>
          <table:table-cell office:value-type="float" office:value="4.1143" calcext:value-type="float">
            <text:p>4.1143</text:p>
          </table:table-cell>
          <table:table-cell office:value-type="float" office:value="11.794" calcext:value-type="float">
            <text:p>11.794</text:p>
          </table:table-cell>
          <table:table-cell table:formula="of:=([.H43]-12)/4.5" office:value-type="float" office:value="-0.0457777777777777" calcext:value-type="float">
            <text:p>-0.045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6.016" calcext:value-type="float">
            <text:p>66.016</text:p>
          </table:table-cell>
          <table:table-cell office:value-type="float" office:value="5.2081" calcext:value-type="float">
            <text:p>5.2081</text:p>
          </table:table-cell>
          <table:table-cell table:formula="of:=[.B44]/[.$B$2]" office:value-type="float" office:value="0.535075102225327" calcext:value-type="float">
            <text:p>0.535075102225327</text:p>
          </table:table-cell>
          <table:table-cell office:value-type="float" office:value="-0.5123" calcext:value-type="float">
            <text:p>-0.5123</text:p>
          </table:table-cell>
          <table:table-cell office:value-type="float" office:value="1.8013" calcext:value-type="float">
            <text:p>1.8013</text:p>
          </table:table-cell>
          <table:table-cell office:value-type="float" office:value="1" calcext:value-type="float">
            <text:p>1</text:p>
          </table:table-cell>
          <table:table-cell office:value-type="float" office:value="4.2147" calcext:value-type="float">
            <text:p>4.2147</text:p>
          </table:table-cell>
          <table:table-cell office:value-type="float" office:value="11.895" calcext:value-type="float">
            <text:p>11.895</text:p>
          </table:table-cell>
          <table:table-cell table:formula="of:=([.H44]-12)/4.5" office:value-type="float" office:value="-0.0233333333333334" calcext:value-type="float">
            <text:p>-0.02333333333333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8906" calcext:value-type="float">
            <text:p>7.8906</text:p>
          </table:table-cell>
          <table:table-cell office:value-type="float" office:value="3.1746" calcext:value-type="float">
            <text:p>3.1746</text:p>
          </table:table-cell>
          <table:table-cell table:formula="of:=[.B45]/[.$B$2]" office:value-type="float" office:value="0.326155300306162" calcext:value-type="float">
            <text:p>0.326155300306162</text:p>
          </table:table-cell>
          <table:table-cell office:value-type="float" office:value="0.021847" calcext:value-type="float">
            <text:p>0.021847</text:p>
          </table:table-cell>
          <table:table-cell office:value-type="float" office:value="1.7149" calcext:value-type="float">
            <text:p>1.7149</text:p>
          </table:table-cell>
          <table:table-cell office:value-type="float" office:value="1" calcext:value-type="float">
            <text:p>1</text:p>
          </table:table-cell>
          <table:table-cell office:value-type="float" office:value="4.3151" calcext:value-type="float">
            <text:p>4.3151</text:p>
          </table:table-cell>
          <table:table-cell office:value-type="float" office:value="11.995" calcext:value-type="float">
            <text:p>11.995</text:p>
          </table:table-cell>
          <table:table-cell table:formula="of:=([.H45]-12)/4.5" office:value-type="float" office:value="-0.00111111111111128" calcext:value-type="float">
            <text:p>-0.00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2.964" calcext:value-type="float">
            <text:p>-62.964</text:p>
          </table:table-cell>
          <table:table-cell office:value-type="float" office:value="3.8993" calcext:value-type="float">
            <text:p>3.8993</text:p>
          </table:table-cell>
          <table:table-cell table:formula="of:=[.B46]/[.$B$2]" office:value-type="float" office:value="0.400610269792673" calcext:value-type="float">
            <text:p>0.400610269792673</text:p>
          </table:table-cell>
          <table:table-cell office:value-type="float" office:value="0.70764" calcext:value-type="float">
            <text:p>0.70764</text:p>
          </table:table-cell>
          <table:table-cell office:value-type="float" office:value="1.5529" calcext:value-type="float">
            <text:p>1.5529</text:p>
          </table:table-cell>
          <table:table-cell office:value-type="float" office:value="1" calcext:value-type="float">
            <text:p>1</text:p>
          </table:table-cell>
          <table:table-cell office:value-type="float" office:value="4.4154" calcext:value-type="float">
            <text:p>4.4154</text:p>
          </table:table-cell>
          <table:table-cell office:value-type="float" office:value="12.095" calcext:value-type="float">
            <text:p>12.095</text:p>
          </table:table-cell>
          <table:table-cell table:formula="of:=([.H46]-12)/4.5" office:value-type="float" office:value="0.0211111111111113" calcext:value-type="float">
            <text:p>0.02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0.987" calcext:value-type="float">
            <text:p>-70.987</text:p>
          </table:table-cell>
          <table:table-cell office:value-type="float" office:value="5.1201" calcext:value-type="float">
            <text:p>5.1201</text:p>
          </table:table-cell>
          <table:table-cell table:formula="of:=[.B47]/[.$B$2]" office:value-type="float" office:value="0.526034068259806" calcext:value-type="float">
            <text:p>0.526034068259806</text:p>
          </table:table-cell>
          <table:table-cell office:value-type="float" office:value="0.89291" calcext:value-type="float">
            <text:p>0.89291</text:p>
          </table:table-cell>
          <table:table-cell office:value-type="float" office:value="1.4114" calcext:value-type="float">
            <text:p>1.4114</text:p>
          </table:table-cell>
          <table:table-cell office:value-type="float" office:value="1" calcext:value-type="float">
            <text:p>1</text:p>
          </table:table-cell>
          <table:table-cell office:value-type="float" office:value="4.5158" calcext:value-type="float">
            <text:p>4.5158</text:p>
          </table:table-cell>
          <table:table-cell office:value-type="float" office:value="12.196" calcext:value-type="float">
            <text:p>12.196</text:p>
          </table:table-cell>
          <table:table-cell table:formula="of:=([.H47]-12)/4.5" office:value-type="float" office:value="0.0435555555555555" calcext:value-type="float">
            <text:p>0.043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6.157" calcext:value-type="float">
            <text:p>-56.157</text:p>
          </table:table-cell>
          <table:table-cell office:value-type="float" office:value="4.8281" calcext:value-type="float">
            <text:p>4.8281</text:p>
          </table:table-cell>
          <table:table-cell table:formula="of:=[.B48]/[.$B$2]" office:value-type="float" office:value="0.496034273737851" calcext:value-type="float">
            <text:p>0.496034273737851</text:p>
          </table:table-cell>
          <table:table-cell office:value-type="float" office:value="0.79578" calcext:value-type="float">
            <text:p>0.79578</text:p>
          </table:table-cell>
          <table:table-cell office:value-type="float" office:value="1.2774" calcext:value-type="float">
            <text:p>1.2774</text:p>
          </table:table-cell>
          <table:table-cell office:value-type="float" office:value="1" calcext:value-type="float">
            <text:p>1</text:p>
          </table:table-cell>
          <table:table-cell office:value-type="float" office:value="4.6161" calcext:value-type="float">
            <text:p>4.6161</text:p>
          </table:table-cell>
          <table:table-cell office:value-type="float" office:value="12.296" calcext:value-type="float">
            <text:p>12.296</text:p>
          </table:table-cell>
          <table:table-cell table:formula="of:=([.H48]-12)/4.5" office:value-type="float" office:value="0.0657777777777776" calcext:value-type="float">
            <text:p>0.065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4.048" calcext:value-type="float">
            <text:p>-44.048</text:p>
          </table:table-cell>
          <table:table-cell office:value-type="float" office:value="4.6053" calcext:value-type="float">
            <text:p>4.6053</text:p>
          </table:table-cell>
          <table:table-cell table:formula="of:=[.B49]/[.$B$2]" office:value-type="float" office:value="0.47314401956151" calcext:value-type="float">
            <text:p>0.47314401956151</text:p>
          </table:table-cell>
          <table:table-cell office:value-type="float" office:value="0.66443" calcext:value-type="float">
            <text:p>0.66443</text:p>
          </table:table-cell>
          <table:table-cell office:value-type="float" office:value="1.1797" calcext:value-type="float">
            <text:p>1.1797</text:p>
          </table:table-cell>
          <table:table-cell office:value-type="float" office:value="1" calcext:value-type="float">
            <text:p>1</text:p>
          </table:table-cell>
          <table:table-cell office:value-type="float" office:value="4.7165" calcext:value-type="float">
            <text:p>4.7165</text:p>
          </table:table-cell>
          <table:table-cell office:value-type="float" office:value="12.396" calcext:value-type="float">
            <text:p>12.396</text:p>
          </table:table-cell>
          <table:table-cell table:formula="of:=([.H49]-12)/4.5" office:value-type="float" office:value="0.0880000000000002" calcext:value-type="float">
            <text:p>0.08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36.197" calcext:value-type="float">
            <text:p>-36.197</text:p>
          </table:table-cell>
          <table:table-cell office:value-type="float" office:value="4.5525" calcext:value-type="float">
            <text:p>4.5525</text:p>
          </table:table-cell>
          <table:table-cell table:formula="of:=[.B50]/[.$B$2]" office:value-type="float" office:value="0.467719399182197" calcext:value-type="float">
            <text:p>0.467719399182197</text:p>
          </table:table-cell>
          <table:table-cell office:value-type="float" office:value="0.56296" calcext:value-type="float">
            <text:p>0.56296</text:p>
          </table:table-cell>
          <table:table-cell office:value-type="float" office:value="1.0849" calcext:value-type="float">
            <text:p>1.0849</text:p>
          </table:table-cell>
          <table:table-cell office:value-type="float" office:value="1" calcext:value-type="float">
            <text:p>1</text:p>
          </table:table-cell>
          <table:table-cell office:value-type="float" office:value="4.8168" calcext:value-type="float">
            <text:p>4.8168</text:p>
          </table:table-cell>
          <table:table-cell office:value-type="float" office:value="12.497" calcext:value-type="float">
            <text:p>12.497</text:p>
          </table:table-cell>
          <table:table-cell table:formula="of:=([.H50]-12)/4.5" office:value-type="float" office:value="0.110444444444444" calcext:value-type="float">
            <text:p>0.110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30.331" calcext:value-type="float">
            <text:p>-30.331</text:p>
          </table:table-cell>
          <table:table-cell office:value-type="float" office:value="4.5101" calcext:value-type="float">
            <text:p>4.5101</text:p>
          </table:table-cell>
          <table:table-cell table:formula="of:=[.B51]/[.$B$2]" office:value-type="float" office:value="0.463363264635174" calcext:value-type="float">
            <text:p>0.463363264635174</text:p>
          </table:table-cell>
          <table:table-cell office:value-type="float" office:value="0.49495" calcext:value-type="float">
            <text:p>0.49495</text:p>
          </table:table-cell>
          <table:table-cell office:value-type="float" office:value="0.9963" calcext:value-type="float">
            <text:p>0.9963</text:p>
          </table:table-cell>
          <table:table-cell office:value-type="float" office:value="1" calcext:value-type="float">
            <text:p>1</text:p>
          </table:table-cell>
          <table:table-cell office:value-type="float" office:value="4.9172" calcext:value-type="float">
            <text:p>4.9172</text:p>
          </table:table-cell>
          <table:table-cell office:value-type="float" office:value="12.597" calcext:value-type="float">
            <text:p>12.597</text:p>
          </table:table-cell>
          <table:table-cell table:formula="of:=([.H51]-12)/4.5" office:value-type="float" office:value="0.132666666666667" calcext:value-type="float">
            <text:p>0.132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25.709" calcext:value-type="float">
            <text:p>-25.709</text:p>
          </table:table-cell>
          <table:table-cell office:value-type="float" office:value="4.4473" calcext:value-type="float">
            <text:p>4.4473</text:p>
          </table:table-cell>
          <table:table-cell table:formula="of:=[.B52]/[.$B$2]" office:value-type="float" office:value="0.456911254032507" calcext:value-type="float">
            <text:p>0.456911254032507</text:p>
          </table:table-cell>
          <table:table-cell office:value-type="float" office:value="0.44658" calcext:value-type="float">
            <text:p>0.44658</text:p>
          </table:table-cell>
          <table:table-cell office:value-type="float" office:value="0.91673" calcext:value-type="float">
            <text:p>0.91673</text:p>
          </table:table-cell>
          <table:table-cell office:value-type="float" office:value="1" calcext:value-type="float">
            <text:p>1</text:p>
          </table:table-cell>
          <table:table-cell office:value-type="float" office:value="5.0175" calcext:value-type="float">
            <text:p>5.0175</text:p>
          </table:table-cell>
          <table:table-cell office:value-type="float" office:value="12.698" calcext:value-type="float">
            <text:p>12.698</text:p>
          </table:table-cell>
          <table:table-cell table:formula="of:=([.H52]-12)/4.5" office:value-type="float" office:value="0.155111111111111" calcext:value-type="float">
            <text:p>0.155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22.113" calcext:value-type="float">
            <text:p>-22.113</text:p>
          </table:table-cell>
          <table:table-cell office:value-type="float" office:value="4.3751" calcext:value-type="float">
            <text:p>4.3751</text:p>
          </table:table-cell>
          <table:table-cell table:formula="of:=[.B53]/[.$B$2]" office:value-type="float" office:value="0.449493496619886" calcext:value-type="float">
            <text:p>0.449493496619886</text:p>
          </table:table-cell>
          <table:table-cell office:value-type="float" office:value="0.40876" calcext:value-type="float">
            <text:p>0.40876</text:p>
          </table:table-cell>
          <table:table-cell office:value-type="float" office:value="0.84847" calcext:value-type="float">
            <text:p>0.84847</text:p>
          </table:table-cell>
          <table:table-cell office:value-type="float" office:value="1" calcext:value-type="float">
            <text:p>1</text:p>
          </table:table-cell>
          <table:table-cell office:value-type="float" office:value="5.1178" calcext:value-type="float">
            <text:p>5.1178</text:p>
          </table:table-cell>
          <table:table-cell office:value-type="float" office:value="12.798" calcext:value-type="float">
            <text:p>12.798</text:p>
          </table:table-cell>
          <table:table-cell table:formula="of:=([.H53]-12)/4.5" office:value-type="float" office:value="0.177333333333333" calcext:value-type="float">
            <text:p>0.177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9.39" calcext:value-type="float">
            <text:p>-19.39</text:p>
          </table:table-cell>
          <table:table-cell office:value-type="float" office:value="4.3056" calcext:value-type="float">
            <text:p>4.3056</text:p>
          </table:table-cell>
          <table:table-cell table:formula="of:=[.B54]/[.$B$2]" office:value-type="float" office:value="0.442353134567571" calcext:value-type="float">
            <text:p>0.442353134567571</text:p>
          </table:table-cell>
          <table:table-cell office:value-type="float" office:value="0.37942" calcext:value-type="float">
            <text:p>0.37942</text:p>
          </table:table-cell>
          <table:table-cell office:value-type="float" office:value="0.78836" calcext:value-type="float">
            <text:p>0.78836</text:p>
          </table:table-cell>
          <table:table-cell office:value-type="float" office:value="1" calcext:value-type="float">
            <text:p>1</text:p>
          </table:table-cell>
          <table:table-cell office:value-type="float" office:value="5.2182" calcext:value-type="float">
            <text:p>5.2182</text:p>
          </table:table-cell>
          <table:table-cell office:value-type="float" office:value="12.898" calcext:value-type="float">
            <text:p>12.898</text:p>
          </table:table-cell>
          <table:table-cell table:formula="of:=([.H54]-12)/4.5" office:value-type="float" office:value="0.199555555555556" calcext:value-type="float">
            <text:p>0.199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7.225" calcext:value-type="float">
            <text:p>-17.225</text:p>
          </table:table-cell>
          <table:table-cell office:value-type="float" office:value="4.2431" calcext:value-type="float">
            <text:p>4.2431</text:p>
          </table:table-cell>
          <table:table-cell table:formula="of:=[.B55]/[.$B$2]" office:value-type="float" office:value="0.435931945671605" calcext:value-type="float">
            <text:p>0.435931945671605</text:p>
          </table:table-cell>
          <table:table-cell office:value-type="float" office:value="0.35575" calcext:value-type="float">
            <text:p>0.35575</text:p>
          </table:table-cell>
          <table:table-cell office:value-type="float" office:value="0.73375" calcext:value-type="float">
            <text:p>0.73375</text:p>
          </table:table-cell>
          <table:table-cell office:value-type="float" office:value="1" calcext:value-type="float">
            <text:p>1</text:p>
          </table:table-cell>
          <table:table-cell office:value-type="float" office:value="5.3186" calcext:value-type="float">
            <text:p>5.3186</text:p>
          </table:table-cell>
          <table:table-cell office:value-type="float" office:value="12.999" calcext:value-type="float">
            <text:p>12.999</text:p>
          </table:table-cell>
          <table:table-cell table:formula="of:=([.H55]-12)/4.5" office:value-type="float" office:value="0.222" calcext:value-type="float">
            <text:p>0.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5.489" calcext:value-type="float">
            <text:p>-15.489</text:p>
          </table:table-cell>
          <table:table-cell office:value-type="float" office:value="4.1885" calcext:value-type="float">
            <text:p>4.1885</text:p>
          </table:table-cell>
          <table:table-cell table:formula="of:=[.B56]/[.$B$2]" office:value-type="float" office:value="0.430322395052089" calcext:value-type="float">
            <text:p>0.430322395052089</text:p>
          </table:table-cell>
          <table:table-cell office:value-type="float" office:value="0.33661" calcext:value-type="float">
            <text:p>0.33661</text:p>
          </table:table-cell>
          <table:table-cell office:value-type="float" office:value="0.68475" calcext:value-type="float">
            <text:p>0.68475</text:p>
          </table:table-cell>
          <table:table-cell office:value-type="float" office:value="1" calcext:value-type="float">
            <text:p>1</text:p>
          </table:table-cell>
          <table:table-cell office:value-type="float" office:value="5.4189" calcext:value-type="float">
            <text:p>5.4189</text:p>
          </table:table-cell>
          <table:table-cell office:value-type="float" office:value="13.099" calcext:value-type="float">
            <text:p>13.099</text:p>
          </table:table-cell>
          <table:table-cell table:formula="of:=([.H56]-12)/4.5" office:value-type="float" office:value="0.244222222222222" calcext:value-type="float">
            <text:p>0.244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4.088" calcext:value-type="float">
            <text:p>-14.088</text:p>
          </table:table-cell>
          <table:table-cell office:value-type="float" office:value="4.1409" calcext:value-type="float">
            <text:p>4.1409</text:p>
          </table:table-cell>
          <table:table-cell table:formula="of:=[.B57]/[.$B$2]" office:value-type="float" office:value="0.425432017588921" calcext:value-type="float">
            <text:p>0.425432017588921</text:p>
          </table:table-cell>
          <table:table-cell office:value-type="float" office:value="0.32134" calcext:value-type="float">
            <text:p>0.32134</text:p>
          </table:table-cell>
          <table:table-cell office:value-type="float" office:value="0.64029" calcext:value-type="float">
            <text:p>0.64029</text:p>
          </table:table-cell>
          <table:table-cell office:value-type="float" office:value="1" calcext:value-type="float">
            <text:p>1</text:p>
          </table:table-cell>
          <table:table-cell office:value-type="float" office:value="5.5193" calcext:value-type="float">
            <text:p>5.5193</text:p>
          </table:table-cell>
          <table:table-cell office:value-type="float" office:value="13.199" calcext:value-type="float">
            <text:p>13.199</text:p>
          </table:table-cell>
          <table:table-cell table:formula="of:=([.H57]-12)/4.5" office:value-type="float" office:value="0.266444444444444" calcext:value-type="float">
            <text:p>0.266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2.976" calcext:value-type="float">
            <text:p>-12.976</text:p>
          </table:table-cell>
          <table:table-cell office:value-type="float" office:value="4.1011" calcext:value-type="float">
            <text:p>4.1011</text:p>
          </table:table-cell>
          <table:table-cell table:formula="of:=[.B58]/[.$B$2]" office:value-type="float" office:value="0.421343004499969" calcext:value-type="float">
            <text:p>0.421343004499969</text:p>
          </table:table-cell>
          <table:table-cell office:value-type="float" office:value="0.30927" calcext:value-type="float">
            <text:p>0.30927</text:p>
          </table:table-cell>
          <table:table-cell office:value-type="float" office:value="0.60097" calcext:value-type="float">
            <text:p>0.60097</text:p>
          </table:table-cell>
          <table:table-cell office:value-type="float" office:value="1" calcext:value-type="float">
            <text:p>1</text:p>
          </table:table-cell>
          <table:table-cell office:value-type="float" office:value="5.6196" calcext:value-type="float">
            <text:p>5.6196</text:p>
          </table:table-cell>
          <table:table-cell office:value-type="float" office:value="13.3" calcext:value-type="float">
            <text:p>13.3</text:p>
          </table:table-cell>
          <table:table-cell table:formula="of:=([.H58]-12)/4.5" office:value-type="float" office:value="0.288888888888889" calcext:value-type="float">
            <text:p>0.288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2.087" calcext:value-type="float">
            <text:p>-12.087</text:p>
          </table:table-cell>
          <table:table-cell office:value-type="float" office:value="4.0624" calcext:value-type="float">
            <text:p>4.0624</text:p>
          </table:table-cell>
          <table:table-cell table:formula="of:=[.B59]/[.$B$2]" office:value-type="float" office:value="0.417367004335587" calcext:value-type="float">
            <text:p>0.417367004335587</text:p>
          </table:table-cell>
          <table:table-cell office:value-type="float" office:value="0.30101" calcext:value-type="float">
            <text:p>0.30101</text:p>
          </table:table-cell>
          <table:table-cell office:value-type="float" office:value="0.56391" calcext:value-type="float">
            <text:p>0.56391</text:p>
          </table:table-cell>
          <table:table-cell office:value-type="float" office:value="1" calcext:value-type="float">
            <text:p>1</text:p>
          </table:table-cell>
          <table:table-cell office:value-type="float" office:value="5.72" calcext:value-type="float">
            <text:p>5.72</text:p>
          </table:table-cell>
          <table:table-cell office:value-type="float" office:value="13.4" calcext:value-type="float">
            <text:p>13.4</text:p>
          </table:table-cell>
          <table:table-cell table:formula="of:=([.H59]-12)/4.5" office:value-type="float" office:value="0.311111111111111" calcext:value-type="float">
            <text:p>0.31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1.332" calcext:value-type="float">
            <text:p>-11.332</text:p>
          </table:table-cell>
          <table:table-cell office:value-type="float" office:value="4.025" calcext:value-type="float">
            <text:p>4.025</text:p>
          </table:table-cell>
          <table:table-cell table:formula="of:=[.B60]/[.$B$2]" office:value-type="float" office:value="0.41352456490024" calcext:value-type="float">
            <text:p>0.41352456490024</text:p>
          </table:table-cell>
          <table:table-cell office:value-type="float" office:value="0.29488" calcext:value-type="float">
            <text:p>0.29488</text:p>
          </table:table-cell>
          <table:table-cell office:value-type="float" office:value="0.52953" calcext:value-type="float">
            <text:p>0.52953</text:p>
          </table:table-cell>
          <table:table-cell office:value-type="float" office:value="1" calcext:value-type="float">
            <text:p>1</text:p>
          </table:table-cell>
          <table:table-cell office:value-type="float" office:value="5.8203" calcext:value-type="float">
            <text:p>5.8203</text:p>
          </table:table-cell>
          <table:table-cell office:value-type="float" office:value="13.5" calcext:value-type="float">
            <text:p>13.5</text:p>
          </table:table-cell>
          <table:table-cell table:formula="of:=([.H60]-12)/4.5" office:value-type="float" office:value="0.333333333333333" calcext:value-type="float">
            <text:p>0.333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0.687" calcext:value-type="float">
            <text:p>-10.687</text:p>
          </table:table-cell>
          <table:table-cell office:value-type="float" office:value="3.9885" calcext:value-type="float">
            <text:p>3.9885</text:p>
          </table:table-cell>
          <table:table-cell table:formula="of:=[.B61]/[.$B$2]" office:value-type="float" office:value="0.409774590584996" calcext:value-type="float">
            <text:p>0.409774590584996</text:p>
          </table:table-cell>
          <table:table-cell office:value-type="float" office:value="0.29053" calcext:value-type="float">
            <text:p>0.29053</text:p>
          </table:table-cell>
          <table:table-cell office:value-type="float" office:value="0.49755" calcext:value-type="float">
            <text:p>0.49755</text:p>
          </table:table-cell>
          <table:table-cell office:value-type="float" office:value="1" calcext:value-type="float">
            <text:p>1</text:p>
          </table:table-cell>
          <table:table-cell office:value-type="float" office:value="5.9207" calcext:value-type="float">
            <text:p>5.9207</text:p>
          </table:table-cell>
          <table:table-cell office:value-type="float" office:value="13.601" calcext:value-type="float">
            <text:p>13.601</text:p>
          </table:table-cell>
          <table:table-cell table:formula="of:=([.H61]-12)/4.5" office:value-type="float" office:value="0.355777777777778" calcext:value-type="float">
            <text:p>0.355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0.145" calcext:value-type="float">
            <text:p>-10.145</text:p>
          </table:table-cell>
          <table:table-cell office:value-type="float" office:value="3.9542" calcext:value-type="float">
            <text:p>3.9542</text:p>
          </table:table-cell>
          <table:table-cell table:formula="of:=[.B62]/[.$B$2]" office:value-type="float" office:value="0.40625064211889" calcext:value-type="float">
            <text:p>0.40625064211889</text:p>
          </table:table-cell>
          <table:table-cell office:value-type="float" office:value="0.2877" calcext:value-type="float">
            <text:p>0.2877</text:p>
          </table:table-cell>
          <table:table-cell office:value-type="float" office:value="0.46825" calcext:value-type="float">
            <text:p>0.46825</text:p>
          </table:table-cell>
          <table:table-cell office:value-type="float" office:value="1" calcext:value-type="float">
            <text:p>1</text:p>
          </table:table-cell>
          <table:table-cell office:value-type="float" office:value="6.021" calcext:value-type="float">
            <text:p>6.021</text:p>
          </table:table-cell>
          <table:table-cell office:value-type="float" office:value="13.701" calcext:value-type="float">
            <text:p>13.701</text:p>
          </table:table-cell>
          <table:table-cell table:formula="of:=([.H62]-12)/4.5" office:value-type="float" office:value="0.378" calcext:value-type="float">
            <text:p>0.3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9.6925" calcext:value-type="float">
            <text:p>-9.6925</text:p>
          </table:table-cell>
          <table:table-cell office:value-type="float" office:value="3.9182" calcext:value-type="float">
            <text:p>3.9182</text:p>
          </table:table-cell>
          <table:table-cell table:formula="of:=[.B63]/[.$B$2]" office:value-type="float" office:value="0.402552037314813" calcext:value-type="float">
            <text:p>0.402552037314813</text:p>
          </table:table-cell>
          <table:table-cell office:value-type="float" office:value="0.28655" calcext:value-type="float">
            <text:p>0.28655</text:p>
          </table:table-cell>
          <table:table-cell office:value-type="float" office:value="0.44139" calcext:value-type="float">
            <text:p>0.44139</text:p>
          </table:table-cell>
          <table:table-cell office:value-type="float" office:value="1" calcext:value-type="float">
            <text:p>1</text:p>
          </table:table-cell>
          <table:table-cell office:value-type="float" office:value="6.1213" calcext:value-type="float">
            <text:p>6.1213</text:p>
          </table:table-cell>
          <table:table-cell office:value-type="float" office:value="13.801" calcext:value-type="float">
            <text:p>13.801</text:p>
          </table:table-cell>
          <table:table-cell table:formula="of:=([.H63]-12)/4.5" office:value-type="float" office:value="0.400222222222222" calcext:value-type="float">
            <text:p>0.40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9.2904" calcext:value-type="float">
            <text:p>-9.2904</text:p>
          </table:table-cell>
          <table:table-cell office:value-type="float" office:value="3.8824" calcext:value-type="float">
            <text:p>3.8824</text:p>
          </table:table-cell>
          <table:table-cell table:formula="of:=[.B64]/[.$B$2]" office:value-type="float" office:value="0.398873980315203" calcext:value-type="float">
            <text:p>0.398873980315203</text:p>
          </table:table-cell>
          <table:table-cell office:value-type="float" office:value="0.28607" calcext:value-type="float">
            <text:p>0.28607</text:p>
          </table:table-cell>
          <table:table-cell office:value-type="float" office:value="0.41638" calcext:value-type="float">
            <text:p>0.41638</text:p>
          </table:table-cell>
          <table:table-cell office:value-type="float" office:value="1" calcext:value-type="float">
            <text:p>1</text:p>
          </table:table-cell>
          <table:table-cell office:value-type="float" office:value="6.2217" calcext:value-type="float">
            <text:p>6.2217</text:p>
          </table:table-cell>
          <table:table-cell office:value-type="float" office:value="13.902" calcext:value-type="float">
            <text:p>13.902</text:p>
          </table:table-cell>
          <table:table-cell table:formula="of:=([.H64]-12)/4.5" office:value-type="float" office:value="0.422666666666667" calcext:value-type="float">
            <text:p>0.422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9328" calcext:value-type="float">
            <text:p>-8.9328</text:p>
          </table:table-cell>
          <table:table-cell office:value-type="float" office:value="3.847" calcext:value-type="float">
            <text:p>3.847</text:p>
          </table:table-cell>
          <table:table-cell table:formula="of:=[.B65]/[.$B$2]" office:value-type="float" office:value="0.395237018924528" calcext:value-type="float">
            <text:p>0.395237018924528</text:p>
          </table:table-cell>
          <table:table-cell office:value-type="float" office:value="0.28612" calcext:value-type="float">
            <text:p>0.28612</text:p>
          </table:table-cell>
          <table:table-cell office:value-type="float" office:value="0.39313" calcext:value-type="float">
            <text:p>0.39313</text:p>
          </table:table-cell>
          <table:table-cell office:value-type="float" office:value="1" calcext:value-type="float">
            <text:p>1</text:p>
          </table:table-cell>
          <table:table-cell office:value-type="float" office:value="6.3221" calcext:value-type="float">
            <text:p>6.3221</text:p>
          </table:table-cell>
          <table:table-cell office:value-type="float" office:value="14.002" calcext:value-type="float">
            <text:p>14.002</text:p>
          </table:table-cell>
          <table:table-cell table:formula="of:=([.H65]-12)/4.5" office:value-type="float" office:value="0.444888888888889" calcext:value-type="float">
            <text:p>0.44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6283" calcext:value-type="float">
            <text:p>-8.6283</text:p>
          </table:table-cell>
          <table:table-cell office:value-type="float" office:value="3.8144" calcext:value-type="float">
            <text:p>3.8144</text:p>
          </table:table-cell>
          <table:table-cell table:formula="of:=[.B66]/[.$B$2]" office:value-type="float" office:value="0.391887726796392" calcext:value-type="float">
            <text:p>0.391887726796392</text:p>
          </table:table-cell>
          <table:table-cell office:value-type="float" office:value="0.28679" calcext:value-type="float">
            <text:p>0.28679</text:p>
          </table:table-cell>
          <table:table-cell office:value-type="float" office:value="0.37251" calcext:value-type="float">
            <text:p>0.37251</text:p>
          </table:table-cell>
          <table:table-cell office:value-type="float" office:value="1" calcext:value-type="float">
            <text:p>1</text:p>
          </table:table-cell>
          <table:table-cell office:value-type="float" office:value="6.4224" calcext:value-type="float">
            <text:p>6.4224</text:p>
          </table:table-cell>
          <table:table-cell office:value-type="float" office:value="14.102" calcext:value-type="float">
            <text:p>14.102</text:p>
          </table:table-cell>
          <table:table-cell table:formula="of:=([.H66]-12)/4.5" office:value-type="float" office:value="0.467111111111111" calcext:value-type="float">
            <text:p>0.467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3549" calcext:value-type="float">
            <text:p>-8.3549</text:p>
          </table:table-cell>
          <table:table-cell office:value-type="float" office:value="3.7815" calcext:value-type="float">
            <text:p>3.7815</text:p>
          </table:table-cell>
          <table:table-cell table:formula="of:=[.B67]/[.$B$2]" office:value-type="float" office:value="0.388507612961555" calcext:value-type="float">
            <text:p>0.388507612961555</text:p>
          </table:table-cell>
          <table:table-cell office:value-type="float" office:value="0.28752" calcext:value-type="float">
            <text:p>0.28752</text:p>
          </table:table-cell>
          <table:table-cell office:value-type="float" office:value="0.35359" calcext:value-type="float">
            <text:p>0.35359</text:p>
          </table:table-cell>
          <table:table-cell office:value-type="float" office:value="1" calcext:value-type="float">
            <text:p>1</text:p>
          </table:table-cell>
          <table:table-cell office:value-type="float" office:value="6.5228" calcext:value-type="float">
            <text:p>6.5228</text:p>
          </table:table-cell>
          <table:table-cell office:value-type="float" office:value="14.203" calcext:value-type="float">
            <text:p>14.203</text:p>
          </table:table-cell>
          <table:table-cell table:formula="of:=([.H67]-12)/4.5" office:value-type="float" office:value="0.489555555555555" calcext:value-type="float">
            <text:p>0.489555555555555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1047" calcext:value-type="float">
            <text:p>-8.1047</text:p>
          </table:table-cell>
          <table:table-cell office:value-type="float" office:value="3.7498" calcext:value-type="float">
            <text:p>3.7498</text:p>
          </table:table-cell>
          <table:table-cell table:formula="of:=[.B68]/[.$B$2]" office:value-type="float" office:value="0.385250785953521" calcext:value-type="float">
            <text:p>0.385250785953521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33598" calcext:value-type="float">
            <text:p>0.33598</text:p>
          </table:table-cell>
          <table:table-cell office:value-type="float" office:value="1" calcext:value-type="float">
            <text:p>1</text:p>
          </table:table-cell>
          <table:table-cell office:value-type="float" office:value="6.6231" calcext:value-type="float">
            <text:p>6.6231</text:p>
          </table:table-cell>
          <table:table-cell office:value-type="float" office:value="14.303" calcext:value-type="float">
            <text:p>14.303</text:p>
          </table:table-cell>
          <table:table-cell table:formula="of:=([.H68]-12)/4.5" office:value-type="float" office:value="0.511777777777778" calcext:value-type="float">
            <text:p>0.511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8813" calcext:value-type="float">
            <text:p>-7.8813</text:p>
          </table:table-cell>
          <table:table-cell office:value-type="float" office:value="3.7214" calcext:value-type="float">
            <text:p>3.7214</text:p>
          </table:table-cell>
          <table:table-cell table:formula="of:=[.B69]/[.$B$2]" office:value-type="float" office:value="0.382332997719194" calcext:value-type="float">
            <text:p>0.382332997719194</text:p>
          </table:table-cell>
          <table:table-cell office:value-type="float" office:value="0.28906" calcext:value-type="float">
            <text:p>0.28906</text:p>
          </table:table-cell>
          <table:table-cell office:value-type="float" office:value="0.32003" calcext:value-type="float">
            <text:p>0.32003</text:p>
          </table:table-cell>
          <table:table-cell office:value-type="float" office:value="1" calcext:value-type="float">
            <text:p>1</text:p>
          </table:table-cell>
          <table:table-cell office:value-type="float" office:value="6.7235" calcext:value-type="float">
            <text:p>6.7235</text:p>
          </table:table-cell>
          <table:table-cell office:value-type="float" office:value="14.403" calcext:value-type="float">
            <text:p>14.403</text:p>
          </table:table-cell>
          <table:table-cell table:formula="of:=([.H69]-12)/4.5" office:value-type="float" office:value="0.534" calcext:value-type="float">
            <text:p>0.53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6798" calcext:value-type="float">
            <text:p>-7.6798</text:p>
          </table:table-cell>
          <table:table-cell office:value-type="float" office:value="3.6936" calcext:value-type="float">
            <text:p>3.6936</text:p>
          </table:table-cell>
          <table:table-cell table:formula="of:=[.B70]/[.$B$2]" office:value-type="float" office:value="0.379476852898268" calcext:value-type="float">
            <text:p>0.379476852898268</text:p>
          </table:table-cell>
          <table:table-cell office:value-type="float" office:value="0.28965" calcext:value-type="float">
            <text:p>0.28965</text:p>
          </table:table-cell>
          <table:table-cell office:value-type="float" office:value="0.3052" calcext:value-type="float">
            <text:p>0.3052</text:p>
          </table:table-cell>
          <table:table-cell office:value-type="float" office:value="1" calcext:value-type="float">
            <text:p>1</text:p>
          </table:table-cell>
          <table:table-cell office:value-type="float" office:value="6.8238" calcext:value-type="float">
            <text:p>6.8238</text:p>
          </table:table-cell>
          <table:table-cell office:value-type="float" office:value="14.504" calcext:value-type="float">
            <text:p>14.504</text:p>
          </table:table-cell>
          <table:table-cell table:formula="of:=([.H70]-12)/4.5" office:value-type="float" office:value="0.556444444444444" calcext:value-type="float">
            <text:p>0.556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4906" calcext:value-type="float">
            <text:p>-7.4906</text:p>
          </table:table-cell>
          <table:table-cell office:value-type="float" office:value="3.6672" calcext:value-type="float">
            <text:p>3.6672</text:p>
          </table:table-cell>
          <table:table-cell table:formula="of:=[.B71]/[.$B$2]" office:value-type="float" office:value="0.376764542708612" calcext:value-type="float">
            <text:p>0.376764542708612</text:p>
          </table:table-cell>
          <table:table-cell office:value-type="float" office:value="0.29022" calcext:value-type="float">
            <text:p>0.29022</text:p>
          </table:table-cell>
          <table:table-cell office:value-type="float" office:value="0.29103" calcext:value-type="float">
            <text:p>0.29103</text:p>
          </table:table-cell>
          <table:table-cell office:value-type="float" office:value="1" calcext:value-type="float">
            <text:p>1</text:p>
          </table:table-cell>
          <table:table-cell office:value-type="float" office:value="6.9241" calcext:value-type="float">
            <text:p>6.9241</text:p>
          </table:table-cell>
          <table:table-cell office:value-type="float" office:value="14.604" calcext:value-type="float">
            <text:p>14.604</text:p>
          </table:table-cell>
          <table:table-cell table:formula="of:=([.H71]-12)/4.5" office:value-type="float" office:value="0.578666666666666" calcext:value-type="float">
            <text:p>0.57866666666666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3167" calcext:value-type="float">
            <text:p>-7.3167</text:p>
          </table:table-cell>
          <table:table-cell office:value-type="float" office:value="3.6438" calcext:value-type="float">
            <text:p>3.6438</text:p>
          </table:table-cell>
          <table:table-cell table:formula="of:=[.B72]/[.$B$2]" office:value-type="float" office:value="0.374360449585962" calcext:value-type="float">
            <text:p>0.374360449585962</text:p>
          </table:table-cell>
          <table:table-cell office:value-type="float" office:value="0.29081" calcext:value-type="float">
            <text:p>0.29081</text:p>
          </table:table-cell>
          <table:table-cell office:value-type="float" office:value="0.2779" calcext:value-type="float">
            <text:p>0.2779</text:p>
          </table:table-cell>
          <table:table-cell office:value-type="float" office:value="1" calcext:value-type="float">
            <text:p>1</text:p>
          </table:table-cell>
          <table:table-cell office:value-type="float" office:value="7.0245" calcext:value-type="float">
            <text:p>7.0245</text:p>
          </table:table-cell>
          <table:table-cell office:value-type="float" office:value="14.705" calcext:value-type="float">
            <text:p>14.705</text:p>
          </table:table-cell>
          <table:table-cell table:formula="of:=([.H72]-12)/4.5" office:value-type="float" office:value="0.601111111111111" calcext:value-type="float">
            <text:p>0.60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1567" calcext:value-type="float">
            <text:p>-7.1567</text:p>
          </table:table-cell>
          <table:table-cell office:value-type="float" office:value="3.6211" calcext:value-type="float">
            <text:p>3.6211</text:p>
          </table:table-cell>
          <table:table-cell table:formula="of:=[.B73]/[.$B$2]" office:value-type="float" office:value="0.372028273778947" calcext:value-type="float">
            <text:p>0.372028273778947</text:p>
          </table:table-cell>
          <table:table-cell office:value-type="float" office:value="0.29143" calcext:value-type="float">
            <text:p>0.29143</text:p>
          </table:table-cell>
          <table:table-cell office:value-type="float" office:value="0.26577" calcext:value-type="float">
            <text:p>0.26577</text:p>
          </table:table-cell>
          <table:table-cell office:value-type="float" office:value="1" calcext:value-type="float">
            <text:p>1</text:p>
          </table:table-cell>
          <table:table-cell office:value-type="float" office:value="7.1248" calcext:value-type="float">
            <text:p>7.1248</text:p>
          </table:table-cell>
          <table:table-cell office:value-type="float" office:value="14.805" calcext:value-type="float">
            <text:p>14.805</text:p>
          </table:table-cell>
          <table:table-cell table:formula="of:=([.H73]-12)/4.5" office:value-type="float" office:value="0.623333333333333" calcext:value-type="float">
            <text:p>0.623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0049" calcext:value-type="float">
            <text:p>-7.0049</text:p>
          </table:table-cell>
          <table:table-cell office:value-type="float" office:value="3.5995" calcext:value-type="float">
            <text:p>3.5995</text:p>
          </table:table-cell>
          <table:table-cell table:formula="of:=[.B74]/[.$B$2]" office:value-type="float" office:value="0.369809110896501" calcext:value-type="float">
            <text:p>0.369809110896501</text:p>
          </table:table-cell>
          <table:table-cell office:value-type="float" office:value="0.29208" calcext:value-type="float">
            <text:p>0.29208</text:p>
          </table:table-cell>
          <table:table-cell office:value-type="float" office:value="0.25433" calcext:value-type="float">
            <text:p>0.25433</text:p>
          </table:table-cell>
          <table:table-cell office:value-type="float" office:value="1" calcext:value-type="float">
            <text:p>1</text:p>
          </table:table-cell>
          <table:table-cell office:value-type="float" office:value="7.2252" calcext:value-type="float">
            <text:p>7.2252</text:p>
          </table:table-cell>
          <table:table-cell office:value-type="float" office:value="14.905" calcext:value-type="float">
            <text:p>14.905</text:p>
          </table:table-cell>
          <table:table-cell table:formula="of:=([.H74]-12)/4.5" office:value-type="float" office:value="0.645555555555555" calcext:value-type="float">
            <text:p>0.645555555555555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8645" calcext:value-type="float">
            <text:p>-6.8645</text:p>
          </table:table-cell>
          <table:table-cell office:value-type="float" office:value="3.5803" calcext:value-type="float">
            <text:p>3.5803</text:p>
          </table:table-cell>
          <table:table-cell table:formula="of:=[.B75]/[.$B$2]" office:value-type="float" office:value="0.36783652166766" calcext:value-type="float">
            <text:p>0.36783652166766</text:p>
          </table:table-cell>
          <table:table-cell office:value-type="float" office:value="0.29284" calcext:value-type="float">
            <text:p>0.29284</text:p>
          </table:table-cell>
          <table:table-cell office:value-type="float" office:value="0.2441" calcext:value-type="float">
            <text:p>0.2441</text:p>
          </table:table-cell>
          <table:table-cell office:value-type="float" office:value="1" calcext:value-type="float">
            <text:p>1</text:p>
          </table:table-cell>
          <table:table-cell office:value-type="float" office:value="7.3256" calcext:value-type="float">
            <text:p>7.3256</text:p>
          </table:table-cell>
          <table:table-cell office:value-type="float" office:value="15.006" calcext:value-type="float">
            <text:p>15.006</text:p>
          </table:table-cell>
          <table:table-cell table:formula="of:=([.H75]-12)/4.5" office:value-type="float" office:value="0.668" calcext:value-type="float">
            <text:p>0.66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7333" calcext:value-type="float">
            <text:p>-6.7333</text:p>
          </table:table-cell>
          <table:table-cell office:value-type="float" office:value="3.5613" calcext:value-type="float">
            <text:p>3.5613</text:p>
          </table:table-cell>
          <table:table-cell table:formula="of:=[.B76]/[.$B$2]" office:value-type="float" office:value="0.365884480243286" calcext:value-type="float">
            <text:p>0.365884480243286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23452" calcext:value-type="float">
            <text:p>0.23452</text:p>
          </table:table-cell>
          <table:table-cell office:value-type="float" office:value="1" calcext:value-type="float">
            <text:p>1</text:p>
          </table:table-cell>
          <table:table-cell office:value-type="float" office:value="7.4259" calcext:value-type="float">
            <text:p>7.4259</text:p>
          </table:table-cell>
          <table:table-cell office:value-type="float" office:value="15.106" calcext:value-type="float">
            <text:p>15.106</text:p>
          </table:table-cell>
          <table:table-cell table:formula="of:=([.H76]-12)/4.5" office:value-type="float" office:value="0.690222222222222" calcext:value-type="float">
            <text:p>0.69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607" calcext:value-type="float">
            <text:p>-6.607</text:p>
          </table:table-cell>
          <table:table-cell office:value-type="float" office:value="3.5429" calcext:value-type="float">
            <text:p>3.5429</text:p>
          </table:table-cell>
          <table:table-cell table:formula="of:=[.B77]/[.$B$2]" office:value-type="float" office:value="0.363994082232313" calcext:value-type="float">
            <text:p>0.363994082232313</text:p>
          </table:table-cell>
          <table:table-cell office:value-type="float" office:value="0.29464" calcext:value-type="float">
            <text:p>0.29464</text:p>
          </table:table-cell>
          <table:table-cell office:value-type="float" office:value="0.22536" calcext:value-type="float">
            <text:p>0.22536</text:p>
          </table:table-cell>
          <table:table-cell office:value-type="float" office:value="1" calcext:value-type="float">
            <text:p>1</text:p>
          </table:table-cell>
          <table:table-cell office:value-type="float" office:value="7.5263" calcext:value-type="float">
            <text:p>7.5263</text:p>
          </table:table-cell>
          <table:table-cell office:value-type="float" office:value="15.206" calcext:value-type="float">
            <text:p>15.206</text:p>
          </table:table-cell>
          <table:table-cell table:formula="of:=([.H77]-12)/4.5" office:value-type="float" office:value="0.712444444444444" calcext:value-type="float">
            <text:p>0.712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4895" calcext:value-type="float">
            <text:p>-6.4895</text:p>
          </table:table-cell>
          <table:table-cell office:value-type="float" office:value="3.5267" calcext:value-type="float">
            <text:p>3.5267</text:p>
          </table:table-cell>
          <table:table-cell table:formula="of:=[.B78]/[.$B$2]" office:value-type="float" office:value="0.362329710070479" calcext:value-type="float">
            <text:p>0.362329710070479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21711" calcext:value-type="float">
            <text:p>0.21711</text:p>
          </table:table-cell>
          <table:table-cell office:value-type="float" office:value="1" calcext:value-type="float">
            <text:p>1</text:p>
          </table:table-cell>
          <table:table-cell office:value-type="float" office:value="7.6266" calcext:value-type="float">
            <text:p>7.6266</text:p>
          </table:table-cell>
          <table:table-cell office:value-type="float" office:value="15.307" calcext:value-type="float">
            <text:p>15.307</text:p>
          </table:table-cell>
          <table:table-cell table:formula="of:=([.H78]-12)/4.5" office:value-type="float" office:value="0.734888888888889" calcext:value-type="float">
            <text:p>0.73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3769" calcext:value-type="float">
            <text:p>-6.3769</text:p>
          </table:table-cell>
          <table:table-cell office:value-type="float" office:value="3.5102" calcext:value-type="float">
            <text:p>3.5102</text:p>
          </table:table-cell>
          <table:table-cell table:formula="of:=[.B79]/[.$B$2]" office:value-type="float" office:value="0.360634516201944" calcext:value-type="float">
            <text:p>0.360634516201944</text:p>
          </table:table-cell>
          <table:table-cell office:value-type="float" office:value="0.29716" calcext:value-type="float">
            <text:p>0.29716</text:p>
          </table:table-cell>
          <table:table-cell office:value-type="float" office:value="0.20912" calcext:value-type="float">
            <text:p>0.20912</text:p>
          </table:table-cell>
          <table:table-cell office:value-type="float" office:value="1" calcext:value-type="float">
            <text:p>1</text:p>
          </table:table-cell>
          <table:table-cell office:value-type="float" office:value="7.727" calcext:value-type="float">
            <text:p>7.727</text:p>
          </table:table-cell>
          <table:table-cell office:value-type="float" office:value="15.407" calcext:value-type="float">
            <text:p>15.407</text:p>
          </table:table-cell>
          <table:table-cell table:formula="of:=([.H79]-12)/4.5" office:value-type="float" office:value="0.757111111111111" calcext:value-type="float">
            <text:p>0.757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2683" calcext:value-type="float">
            <text:p>-6.2683</text:p>
          </table:table-cell>
          <table:table-cell office:value-type="float" office:value="3.4949" calcext:value-type="float">
            <text:p>3.4949</text:p>
          </table:table-cell>
          <table:table-cell table:formula="of:=[.B80]/[.$B$2]" office:value-type="float" office:value="0.359062609160211" calcext:value-type="float">
            <text:p>0.359062609160211</text:p>
          </table:table-cell>
          <table:table-cell office:value-type="float" office:value="0.29849" calcext:value-type="float">
            <text:p>0.29849</text:p>
          </table:table-cell>
          <table:table-cell office:value-type="float" office:value="0.20164" calcext:value-type="float">
            <text:p>0.20164</text:p>
          </table:table-cell>
          <table:table-cell office:value-type="float" office:value="1" calcext:value-type="float">
            <text:p>1</text:p>
          </table:table-cell>
          <table:table-cell office:value-type="float" office:value="7.8273" calcext:value-type="float">
            <text:p>7.8273</text:p>
          </table:table-cell>
          <table:table-cell office:value-type="float" office:value="15.507" calcext:value-type="float">
            <text:p>15.507</text:p>
          </table:table-cell>
          <table:table-cell table:formula="of:=([.H80]-12)/4.5" office:value-type="float" office:value="0.779333333333333" calcext:value-type="float">
            <text:p>0.779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1666" calcext:value-type="float">
            <text:p>-6.1666</text:p>
          </table:table-cell>
          <table:table-cell office:value-type="float" office:value="3.4807" calcext:value-type="float">
            <text:p>3.4807</text:p>
          </table:table-cell>
          <table:table-cell table:formula="of:=[.B81]/[.$B$2]" office:value-type="float" office:value="0.357603715043048" calcext:value-type="float">
            <text:p>0.357603715043048</text:p>
          </table:table-cell>
          <table:table-cell office:value-type="float" office:value="0.29972" calcext:value-type="float">
            <text:p>0.29972</text:p>
          </table:table-cell>
          <table:table-cell office:value-type="float" office:value="0.19481" calcext:value-type="float">
            <text:p>0.19481</text:p>
          </table:table-cell>
          <table:table-cell office:value-type="float" office:value="1" calcext:value-type="float">
            <text:p>1</text:p>
          </table:table-cell>
          <table:table-cell office:value-type="float" office:value="7.9276" calcext:value-type="float">
            <text:p>7.9276</text:p>
          </table:table-cell>
          <table:table-cell office:value-type="float" office:value="15.608" calcext:value-type="float">
            <text:p>15.608</text:p>
          </table:table-cell>
          <table:table-cell table:formula="of:=([.H81]-12)/4.5" office:value-type="float" office:value="0.801777777777778" calcext:value-type="float">
            <text:p>0.801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0674" calcext:value-type="float">
            <text:p>-6.0674</text:p>
          </table:table-cell>
          <table:table-cell office:value-type="float" office:value="3.4667" calcext:value-type="float">
            <text:p>3.4667</text:p>
          </table:table-cell>
          <table:table-cell table:formula="of:=[.B82]/[.$B$2]" office:value-type="float" office:value="0.356165368730351" calcext:value-type="float">
            <text:p>0.356165368730351</text:p>
          </table:table-cell>
          <table:table-cell office:value-type="float" office:value="0.30081" calcext:value-type="float">
            <text:p>0.30081</text:p>
          </table:table-cell>
          <table:table-cell office:value-type="float" office:value="0.1882" calcext:value-type="float">
            <text:p>0.1882</text:p>
          </table:table-cell>
          <table:table-cell office:value-type="float" office:value="1" calcext:value-type="float">
            <text:p>1</text:p>
          </table:table-cell>
          <table:table-cell office:value-type="float" office:value="8.028" calcext:value-type="float">
            <text:p>8.028</text:p>
          </table:table-cell>
          <table:table-cell office:value-type="float" office:value="15.708" calcext:value-type="float">
            <text:p>15.708</text:p>
          </table:table-cell>
          <table:table-cell table:formula="of:=([.H82]-12)/4.5" office:value-type="float" office:value="0.824" calcext:value-type="float">
            <text:p>0.82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9727" calcext:value-type="float">
            <text:p>-5.9727</text:p>
          </table:table-cell>
          <table:table-cell office:value-type="float" office:value="3.454" calcext:value-type="float">
            <text:p>3.454</text:p>
          </table:table-cell>
          <table:table-cell table:formula="of:=[.B83]/[.$B$2]" office:value-type="float" office:value="0.354860583146691" calcext:value-type="float">
            <text:p>0.354860583146691</text:p>
          </table:table-cell>
          <table:table-cell office:value-type="float" office:value="0.3019" calcext:value-type="float">
            <text:p>0.3019</text:p>
          </table:table-cell>
          <table:table-cell office:value-type="float" office:value="0.18216" calcext:value-type="float">
            <text:p>0.18216</text:p>
          </table:table-cell>
          <table:table-cell office:value-type="float" office:value="1" calcext:value-type="float">
            <text:p>1</text:p>
          </table:table-cell>
          <table:table-cell office:value-type="float" office:value="8.1283" calcext:value-type="float">
            <text:p>8.1283</text:p>
          </table:table-cell>
          <table:table-cell office:value-type="float" office:value="15.808" calcext:value-type="float">
            <text:p>15.808</text:p>
          </table:table-cell>
          <table:table-cell table:formula="of:=([.H83]-12)/4.5" office:value-type="float" office:value="0.846222222222222" calcext:value-type="float">
            <text:p>0.846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8818" calcext:value-type="float">
            <text:p>-5.8818</text:p>
          </table:table-cell>
          <table:table-cell office:value-type="float" office:value="3.4413" calcext:value-type="float">
            <text:p>3.4413</text:p>
          </table:table-cell>
          <table:table-cell table:formula="of:=[.B84]/[.$B$2]" office:value-type="float" office:value="0.35355579756303" calcext:value-type="float">
            <text:p>0.35355579756303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17632" calcext:value-type="float">
            <text:p>0.17632</text:p>
          </table:table-cell>
          <table:table-cell office:value-type="float" office:value="1" calcext:value-type="float">
            <text:p>1</text:p>
          </table:table-cell>
          <table:table-cell office:value-type="float" office:value="8.2287" calcext:value-type="float">
            <text:p>8.2287</text:p>
          </table:table-cell>
          <table:table-cell office:value-type="float" office:value="15.909" calcext:value-type="float">
            <text:p>15.909</text:p>
          </table:table-cell>
          <table:table-cell table:formula="of:=([.H84]-12)/4.5" office:value-type="float" office:value="0.868666666666667" calcext:value-type="float">
            <text:p>0.868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793" calcext:value-type="float">
            <text:p>-5.793</text:p>
          </table:table-cell>
          <table:table-cell office:value-type="float" office:value="3.4293" calcext:value-type="float">
            <text:p>3.4293</text:p>
          </table:table-cell>
          <table:table-cell table:formula="of:=[.B85]/[.$B$2]" office:value-type="float" office:value="0.352322929295005" calcext:value-type="float">
            <text:p>0.352322929295005</text:p>
          </table:table-cell>
          <table:table-cell office:value-type="float" office:value="0.30377" calcext:value-type="float">
            <text:p>0.30377</text:p>
          </table:table-cell>
          <table:table-cell office:value-type="float" office:value="0.17075" calcext:value-type="float">
            <text:p>0.17075</text:p>
          </table:table-cell>
          <table:table-cell office:value-type="float" office:value="1" calcext:value-type="float">
            <text:p>1</text:p>
          </table:table-cell>
          <table:table-cell office:value-type="float" office:value="8.3291" calcext:value-type="float">
            <text:p>8.3291</text:p>
          </table:table-cell>
          <table:table-cell office:value-type="float" office:value="16.009" calcext:value-type="float">
            <text:p>16.009</text:p>
          </table:table-cell>
          <table:table-cell table:formula="of:=([.H85]-12)/4.5" office:value-type="float" office:value="0.890888888888889" calcext:value-type="float">
            <text:p>0.890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7087" calcext:value-type="float">
            <text:p>-5.7087</text:p>
          </table:table-cell>
          <table:table-cell office:value-type="float" office:value="3.4178" calcext:value-type="float">
            <text:p>3.4178</text:p>
          </table:table-cell>
          <table:table-cell table:formula="of:=[.B86]/[.$B$2]" office:value-type="float" office:value="0.351141430538147" calcext:value-type="float">
            <text:p>0.351141430538147</text:p>
          </table:table-cell>
          <table:table-cell office:value-type="float" office:value="0.30469" calcext:value-type="float">
            <text:p>0.30469</text:p>
          </table:table-cell>
          <table:table-cell office:value-type="float" office:value="0.16536" calcext:value-type="float">
            <text:p>0.16536</text:p>
          </table:table-cell>
          <table:table-cell office:value-type="float" office:value="1" calcext:value-type="float">
            <text:p>1</text:p>
          </table:table-cell>
          <table:table-cell office:value-type="float" office:value="8.4294" calcext:value-type="float">
            <text:p>8.4294</text:p>
          </table:table-cell>
          <table:table-cell office:value-type="float" office:value="16.109" calcext:value-type="float">
            <text:p>16.109</text:p>
          </table:table-cell>
          <table:table-cell table:formula="of:=([.H86]-12)/4.5" office:value-type="float" office:value="0.913111111111112" calcext:value-type="float">
            <text:p>0.91311111111111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6259" calcext:value-type="float">
            <text:p>-5.6259</text:p>
          </table:table-cell>
          <table:table-cell office:value-type="float" office:value="3.4064" calcext:value-type="float">
            <text:p>3.4064</text:p>
          </table:table-cell>
          <table:table-cell table:formula="of:=[.B87]/[.$B$2]" office:value-type="float" office:value="0.349970205683523" calcext:value-type="float">
            <text:p>0.349970205683523</text:p>
          </table:table-cell>
          <table:table-cell office:value-type="float" office:value="0.30559" calcext:value-type="float">
            <text:p>0.30559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1" calcext:value-type="float">
            <text:p>1</text:p>
          </table:table-cell>
          <table:table-cell office:value-type="float" office:value="8.5297" calcext:value-type="float">
            <text:p>8.5297</text:p>
          </table:table-cell>
          <table:table-cell office:value-type="float" office:value="16.21" calcext:value-type="float">
            <text:p>16.21</text:p>
          </table:table-cell>
          <table:table-cell table:formula="of:=([.H87]-12)/4.5" office:value-type="float" office:value="0.935555555555556" calcext:value-type="float">
            <text:p>0.935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5463" calcext:value-type="float">
            <text:p>-5.5463</text:p>
          </table:table-cell>
          <table:table-cell office:value-type="float" office:value="3.3959" calcext:value-type="float">
            <text:p>3.3959</text:p>
          </table:table-cell>
          <table:table-cell table:formula="of:=[.B88]/[.$B$2]" office:value-type="float" office:value="0.348891445949" calcext:value-type="float">
            <text:p>0.348891445949</text:p>
          </table:table-cell>
          <table:table-cell office:value-type="float" office:value="0.30648" calcext:value-type="float">
            <text:p>0.30648</text:p>
          </table:table-cell>
          <table:table-cell office:value-type="float" office:value="0.15479" calcext:value-type="float">
            <text:p>0.15479</text:p>
          </table:table-cell>
          <table:table-cell office:value-type="float" office:value="1" calcext:value-type="float">
            <text:p>1</text:p>
          </table:table-cell>
          <table:table-cell office:value-type="float" office:value="8.6301" calcext:value-type="float">
            <text:p>8.6301</text:p>
          </table:table-cell>
          <table:table-cell office:value-type="float" office:value="16.31" calcext:value-type="float">
            <text:p>16.31</text:p>
          </table:table-cell>
          <table:table-cell table:formula="of:=([.H88]-12)/4.5" office:value-type="float" office:value="0.957777777777777" calcext:value-type="float">
            <text:p>0.95777777777777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4687" calcext:value-type="float">
            <text:p>-5.4687</text:p>
          </table:table-cell>
          <table:table-cell office:value-type="float" office:value="3.3854" calcext:value-type="float">
            <text:p>3.3854</text:p>
          </table:table-cell>
          <table:table-cell table:formula="of:=[.B89]/[.$B$2]" office:value-type="float" office:value="0.347812686214478" calcext:value-type="float">
            <text:p>0.347812686214478</text:p>
          </table:table-cell>
          <table:table-cell office:value-type="float" office:value="0.30727" calcext:value-type="float">
            <text:p>0.30727</text:p>
          </table:table-cell>
          <table:table-cell office:value-type="float" office:value="0.14961" calcext:value-type="float">
            <text:p>0.14961</text:p>
          </table:table-cell>
          <table:table-cell office:value-type="float" office:value="1" calcext:value-type="float">
            <text:p>1</text:p>
          </table:table-cell>
          <table:table-cell office:value-type="float" office:value="8.7304" calcext:value-type="float">
            <text:p>8.7304</text:p>
          </table:table-cell>
          <table:table-cell office:value-type="float" office:value="16.41" calcext:value-type="float">
            <text:p>16.41</text:p>
          </table:table-cell>
          <table:table-cell table:formula="of:=([.H89]-12)/4.5" office:value-type="float" office:value="0.98" calcext:value-type="float">
            <text:p>0.9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3932" calcext:value-type="float">
            <text:p>-5.3932</text:p>
          </table:table-cell>
          <table:table-cell office:value-type="float" office:value="3.3756" calcext:value-type="float">
            <text:p>3.3756</text:p>
          </table:table-cell>
          <table:table-cell table:formula="of:=[.B90]/[.$B$2]" office:value-type="float" office:value="0.34680584379559" calcext:value-type="float">
            <text:p>0.34680584379559</text:p>
          </table:table-cell>
          <table:table-cell office:value-type="float" office:value="0.30801" calcext:value-type="float">
            <text:p>0.30801</text:p>
          </table:table-cell>
          <table:table-cell office:value-type="float" office:value="0.14471" calcext:value-type="float">
            <text:p>0.14471</text:p>
          </table:table-cell>
          <table:table-cell office:value-type="float" office:value="1" calcext:value-type="float">
            <text:p>1</text:p>
          </table:table-cell>
          <table:table-cell office:value-type="float" office:value="8.8308" calcext:value-type="float">
            <text:p>8.8308</text:p>
          </table:table-cell>
          <table:table-cell office:value-type="float" office:value="16.511" calcext:value-type="float">
            <text:p>16.511</text:p>
          </table:table-cell>
          <table:table-cell table:formula="of:=([.H90]-12)/4.5" office:value-type="float" office:value="1.00244444444444" calcext:value-type="float">
            <text:p>1.002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3202" calcext:value-type="float">
            <text:p>-5.3202</text:p>
          </table:table-cell>
          <table:table-cell office:value-type="float" office:value="3.3659" calcext:value-type="float">
            <text:p>3.3659</text:p>
          </table:table-cell>
          <table:table-cell table:formula="of:=[.B91]/[.$B$2]" office:value-type="float" office:value="0.345809275278936" calcext:value-type="float">
            <text:p>0.345809275278936</text:p>
          </table:table-cell>
          <table:table-cell office:value-type="float" office:value="0.30864" calcext:value-type="float">
            <text:p>0.30864</text:p>
          </table:table-cell>
          <table:table-cell office:value-type="float" office:value="0.1399" calcext:value-type="float">
            <text:p>0.1399</text:p>
          </table:table-cell>
          <table:table-cell office:value-type="float" office:value="1" calcext:value-type="float">
            <text:p>1</text:p>
          </table:table-cell>
          <table:table-cell office:value-type="float" office:value="8.9312" calcext:value-type="float">
            <text:p>8.9312</text:p>
          </table:table-cell>
          <table:table-cell office:value-type="float" office:value="16.611" calcext:value-type="float">
            <text:p>16.611</text:p>
          </table:table-cell>
          <table:table-cell table:formula="of:=([.H91]-12)/4.5" office:value-type="float" office:value="1.02466666666667" calcext:value-type="float">
            <text:p>1.024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2482" calcext:value-type="float">
            <text:p>-5.2482</text:p>
          </table:table-cell>
          <table:table-cell office:value-type="float" office:value="3.3567" calcext:value-type="float">
            <text:p>3.3567</text:p>
          </table:table-cell>
          <table:table-cell table:formula="of:=[.B92]/[.$B$2]" office:value-type="float" office:value="0.34486407627345" calcext:value-type="float">
            <text:p>0.34486407627345</text:p>
          </table:table-cell>
          <table:table-cell office:value-type="float" office:value="0.30923" calcext:value-type="float">
            <text:p>0.30923</text:p>
          </table:table-cell>
          <table:table-cell office:value-type="float" office:value="0.13526" calcext:value-type="float">
            <text:p>0.13526</text:p>
          </table:table-cell>
          <table:table-cell office:value-type="float" office:value="1" calcext:value-type="float">
            <text:p>1</text:p>
          </table:table-cell>
          <table:table-cell office:value-type="float" office:value="9.0315" calcext:value-type="float">
            <text:p>9.0315</text:p>
          </table:table-cell>
          <table:table-cell office:value-type="float" office:value="16.712" calcext:value-type="float">
            <text:p>16.712</text:p>
          </table:table-cell>
          <table:table-cell table:formula="of:=([.H92]-12)/4.5" office:value-type="float" office:value="1.04711111111111" calcext:value-type="float">
            <text:p>1.047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1789" calcext:value-type="float">
            <text:p>-5.1789</text:p>
          </table:table-cell>
          <table:table-cell office:value-type="float" office:value="3.3478" calcext:value-type="float">
            <text:p>3.3478</text:p>
          </table:table-cell>
          <table:table-cell table:formula="of:=[.B93]/[.$B$2]" office:value-type="float" office:value="0.343949698974665" calcext:value-type="float">
            <text:p>0.343949698974665</text:p>
          </table:table-cell>
          <table:table-cell office:value-type="float" office:value="0.30973" calcext:value-type="float">
            <text:p>0.30973</text:p>
          </table:table-cell>
          <table:table-cell office:value-type="float" office:value="0.13084" calcext:value-type="float">
            <text:p>0.13084</text:p>
          </table:table-cell>
          <table:table-cell office:value-type="float" office:value="1" calcext:value-type="float">
            <text:p>1</text:p>
          </table:table-cell>
          <table:table-cell office:value-type="float" office:value="9.1318" calcext:value-type="float">
            <text:p>9.1318</text:p>
          </table:table-cell>
          <table:table-cell office:value-type="float" office:value="16.812" calcext:value-type="float">
            <text:p>16.812</text:p>
          </table:table-cell>
          <table:table-cell table:formula="of:=([.H93]-12)/4.5" office:value-type="float" office:value="1.06933333333333" calcext:value-type="float">
            <text:p>1.069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11" calcext:value-type="float">
            <text:p>-5.11</text:p>
          </table:table-cell>
          <table:table-cell office:value-type="float" office:value="3.3391" calcext:value-type="float">
            <text:p>3.3391</text:p>
          </table:table-cell>
          <table:table-cell table:formula="of:=[.B94]/[.$B$2]" office:value-type="float" office:value="0.343055869480346" calcext:value-type="float">
            <text:p>0.343055869480346</text:p>
          </table:table-cell>
          <table:table-cell office:value-type="float" office:value="0.31018" calcext:value-type="float">
            <text:p>0.31018</text:p>
          </table:table-cell>
          <table:table-cell office:value-type="float" office:value="0.12645" calcext:value-type="float">
            <text:p>0.12645</text:p>
          </table:table-cell>
          <table:table-cell office:value-type="float" office:value="1" calcext:value-type="float">
            <text:p>1</text:p>
          </table:table-cell>
          <table:table-cell office:value-type="float" office:value="9.2322" calcext:value-type="float">
            <text:p>9.2322</text:p>
          </table:table-cell>
          <table:table-cell office:value-type="float" office:value="16.912" calcext:value-type="float">
            <text:p>16.912</text:p>
          </table:table-cell>
          <table:table-cell table:formula="of:=([.H94]-12)/4.5" office:value-type="float" office:value="1.09155555555556" calcext:value-type="float">
            <text:p>1.091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0438" calcext:value-type="float">
            <text:p>-5.0438</text:p>
          </table:table-cell>
          <table:table-cell office:value-type="float" office:value="3.3312" calcext:value-type="float">
            <text:p>3.3312</text:p>
          </table:table-cell>
          <table:table-cell table:formula="of:=[.B95]/[.$B$2]" office:value-type="float" office:value="0.342244231203896" calcext:value-type="float">
            <text:p>0.342244231203896</text:p>
          </table:table-cell>
          <table:table-cell office:value-type="float" office:value="0.31066" calcext:value-type="float">
            <text:p>0.31066</text:p>
          </table:table-cell>
          <table:table-cell office:value-type="float" office:value="0.12245" calcext:value-type="float">
            <text:p>0.12245</text:p>
          </table:table-cell>
          <table:table-cell office:value-type="float" office:value="1" calcext:value-type="float">
            <text:p>1</text:p>
          </table:table-cell>
          <table:table-cell office:value-type="float" office:value="9.3326" calcext:value-type="float">
            <text:p>9.3326</text:p>
          </table:table-cell>
          <table:table-cell office:value-type="float" office:value="17.013" calcext:value-type="float">
            <text:p>17.013</text:p>
          </table:table-cell>
          <table:table-cell table:formula="of:=([.H95]-12)/4.5" office:value-type="float" office:value="1.114" calcext:value-type="float">
            <text:p>1.11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978" calcext:value-type="float">
            <text:p>-4.978</text:p>
          </table:table-cell>
          <table:table-cell office:value-type="float" office:value="3.3233" calcext:value-type="float">
            <text:p>3.3233</text:p>
          </table:table-cell>
          <table:table-cell table:formula="of:=[.B96]/[.$B$2]" office:value-type="float" office:value="0.341432592927446" calcext:value-type="float">
            <text:p>0.341432592927446</text:p>
          </table:table-cell>
          <table:table-cell office:value-type="float" office:value="0.31107" calcext:value-type="float">
            <text:p>0.31107</text:p>
          </table:table-cell>
          <table:table-cell office:value-type="float" office:value="0.1184" calcext:value-type="float">
            <text:p>0.1184</text:p>
          </table:table-cell>
          <table:table-cell office:value-type="float" office:value="1" calcext:value-type="float">
            <text:p>1</text:p>
          </table:table-cell>
          <table:table-cell office:value-type="float" office:value="9.4329" calcext:value-type="float">
            <text:p>9.4329</text:p>
          </table:table-cell>
          <table:table-cell office:value-type="float" office:value="17.113" calcext:value-type="float">
            <text:p>17.113</text:p>
          </table:table-cell>
          <table:table-cell table:formula="of:=([.H96]-12)/4.5" office:value-type="float" office:value="1.13622222222222" calcext:value-type="float">
            <text:p>1.136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9145" calcext:value-type="float">
            <text:p>-4.9145</text:p>
          </table:table-cell>
          <table:table-cell office:value-type="float" office:value="3.3159" calcext:value-type="float">
            <text:p>3.3159</text:p>
          </table:table-cell>
          <table:table-cell table:formula="of:=[.B97]/[.$B$2]" office:value-type="float" office:value="0.340672324162163" calcext:value-type="float">
            <text:p>0.340672324162163</text:p>
          </table:table-cell>
          <table:table-cell office:value-type="float" office:value="0.31159" calcext:value-type="float">
            <text:p>0.31159</text:p>
          </table:table-cell>
          <table:table-cell office:value-type="float" office:value="0.11473" calcext:value-type="float">
            <text:p>0.11473</text:p>
          </table:table-cell>
          <table:table-cell office:value-type="float" office:value="1" calcext:value-type="float">
            <text:p>1</text:p>
          </table:table-cell>
          <table:table-cell office:value-type="float" office:value="9.5332" calcext:value-type="float">
            <text:p>9.5332</text:p>
          </table:table-cell>
          <table:table-cell office:value-type="float" office:value="17.213" calcext:value-type="float">
            <text:p>17.213</text:p>
          </table:table-cell>
          <table:table-cell table:formula="of:=([.H97]-12)/4.5" office:value-type="float" office:value="1.15844444444444" calcext:value-type="float">
            <text:p>1.158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8517" calcext:value-type="float">
            <text:p>-4.8517</text:p>
          </table:table-cell>
          <table:table-cell office:value-type="float" office:value="3.3087" calcext:value-type="float">
            <text:p>3.3087</text:p>
          </table:table-cell>
          <table:table-cell table:formula="of:=[.B98]/[.$B$2]" office:value-type="float" office:value="0.339932603201348" calcext:value-type="float">
            <text:p>0.339932603201348</text:p>
          </table:table-cell>
          <table:table-cell office:value-type="float" office:value="0.31207" calcext:value-type="float">
            <text:p>0.31207</text:p>
          </table:table-cell>
          <table:table-cell office:value-type="float" office:value="0.11101" calcext:value-type="float">
            <text:p>0.11101</text:p>
          </table:table-cell>
          <table:table-cell office:value-type="float" office:value="1" calcext:value-type="float">
            <text:p>1</text:p>
          </table:table-cell>
          <table:table-cell office:value-type="float" office:value="9.6336" calcext:value-type="float">
            <text:p>9.6336</text:p>
          </table:table-cell>
          <table:table-cell office:value-type="float" office:value="17.314" calcext:value-type="float">
            <text:p>17.314</text:p>
          </table:table-cell>
          <table:table-cell table:formula="of:=([.H98]-12)/4.5" office:value-type="float" office:value="1.18088888888889" calcext:value-type="float">
            <text:p>1.18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7908" calcext:value-type="float">
            <text:p>-4.7908</text:p>
          </table:table-cell>
          <table:table-cell office:value-type="float" office:value="3.3019" calcext:value-type="float">
            <text:p>3.3019</text:p>
          </table:table-cell>
          <table:table-cell table:formula="of:=[.B99]/[.$B$2]" office:value-type="float" office:value="0.339233977849467" calcext:value-type="float">
            <text:p>0.339233977849467</text:p>
          </table:table-cell>
          <table:table-cell office:value-type="float" office:value="0.31265" calcext:value-type="float">
            <text:p>0.31265</text:p>
          </table:table-cell>
          <table:table-cell office:value-type="float" office:value="0.10776" calcext:value-type="float">
            <text:p>0.10776</text:p>
          </table:table-cell>
          <table:table-cell office:value-type="float" office:value="1" calcext:value-type="float">
            <text:p>1</text:p>
          </table:table-cell>
          <table:table-cell office:value-type="float" office:value="9.7339" calcext:value-type="float">
            <text:p>9.7339</text:p>
          </table:table-cell>
          <table:table-cell office:value-type="float" office:value="17.414" calcext:value-type="float">
            <text:p>17.414</text:p>
          </table:table-cell>
          <table:table-cell table:formula="of:=([.H99]-12)/4.5" office:value-type="float" office:value="1.20311111111111" calcext:value-type="float">
            <text:p>1.203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731" calcext:value-type="float">
            <text:p>-4.731</text:p>
          </table:table-cell>
          <table:table-cell office:value-type="float" office:value="3.2954" calcext:value-type="float">
            <text:p>3.2954</text:p>
          </table:table-cell>
          <table:table-cell table:formula="of:=[.B100]/[.$B$2]" office:value-type="float" office:value="0.338566174204286" calcext:value-type="float">
            <text:p>0.338566174204286</text:p>
          </table:table-cell>
          <table:table-cell office:value-type="float" office:value="0.31319" calcext:value-type="float">
            <text:p>0.31319</text:p>
          </table:table-cell>
          <table:table-cell office:value-type="float" office:value="0.10453" calcext:value-type="float">
            <text:p>0.10453</text:p>
          </table:table-cell>
          <table:table-cell office:value-type="float" office:value="1" calcext:value-type="float">
            <text:p>1</text:p>
          </table:table-cell>
          <table:table-cell office:value-type="float" office:value="9.8343" calcext:value-type="float">
            <text:p>9.8343</text:p>
          </table:table-cell>
          <table:table-cell office:value-type="float" office:value="17.514" calcext:value-type="float">
            <text:p>17.514</text:p>
          </table:table-cell>
          <table:table-cell table:formula="of:=([.H100]-12)/4.5" office:value-type="float" office:value="1.22533333333333" calcext:value-type="float">
            <text:p>1.225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6728" calcext:value-type="float">
            <text:p>-4.6728</text:p>
          </table:table-cell>
          <table:table-cell office:value-type="float" office:value="3.2891" calcext:value-type="float">
            <text:p>3.2891</text:p>
          </table:table-cell>
          <table:table-cell table:formula="of:=[.B101]/[.$B$2]" office:value-type="float" office:value="0.337918918363573" calcext:value-type="float">
            <text:p>0.337918918363573</text:p>
          </table:table-cell>
          <table:table-cell office:value-type="float" office:value="0.31377" calcext:value-type="float">
            <text:p>0.31377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1" calcext:value-type="float">
            <text:p>1</text:p>
          </table:table-cell>
          <table:table-cell office:value-type="float" office:value="9.9347" calcext:value-type="float">
            <text:p>9.9347</text:p>
          </table:table-cell>
          <table:table-cell office:value-type="float" office:value="17.615" calcext:value-type="float">
            <text:p>17.615</text:p>
          </table:table-cell>
          <table:table-cell table:formula="of:=([.H101]-12)/4.5" office:value-type="float" office:value="1.24777777777778" calcext:value-type="float">
            <text:p>1.24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6157" calcext:value-type="float">
            <text:p>-4.6157</text:p>
          </table:table-cell>
          <table:table-cell office:value-type="float" office:value="3.2832" calcext:value-type="float">
            <text:p>3.2832</text:p>
          </table:table-cell>
          <table:table-cell table:formula="of:=[.B102]/[.$B$2]" office:value-type="float" office:value="0.337312758131794" calcext:value-type="float">
            <text:p>0.337312758131794</text:p>
          </table:table-cell>
          <table:table-cell office:value-type="float" office:value="0.31424" calcext:value-type="float">
            <text:p>0.31424</text:p>
          </table:table-cell>
          <table:table-cell office:value-type="float" office:value="0.099099" calcext:value-type="float">
            <text:p>0.099099</text:p>
          </table:table-cell>
          <table:table-cell office:value-type="float" office:value="1" calcext:value-type="float">
            <text:p>1</text:p>
          </table:table-cell>
          <table:table-cell office:value-type="float" office:value="10.035" calcext:value-type="float">
            <text:p>10.035</text:p>
          </table:table-cell>
          <table:table-cell office:value-type="float" office:value="17.715" calcext:value-type="float">
            <text:p>17.715</text:p>
          </table:table-cell>
          <table:table-cell table:formula="of:=([.H102]-12)/4.5" office:value-type="float" office:value="1.27" calcext:value-type="float">
            <text:p>1.2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8T06:58:21.174083758</dc:date>
    <meta:editing-duration>PT12M41S</meta:editing-duration>
    <meta:editing-cycles>1</meta:editing-cycles>
    <meta:document-statistic meta:table-count="1" meta:cell-count="1122" meta:object-count="0"/>
    <meta:generator>LibreOffice/6.2.0.3$MacOSX_X86_64 LibreOffice_project/98c6a8a1c6c7b144ce3cc729e34964b47ce25d62</meta:generator>
  </office:meta>
</office:document-meta>
</file>